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30000006426E35C60B0F56E57.png" manifest:media-type="image/png"/>
  <manifest:file-entry manifest:full-path="Pictures/10000201000004B0000001B129847CADE5F69EDB.png" manifest:media-type="image/png"/>
  <manifest:file-entry manifest:full-path="Pictures/100000000000012200000079416AC89952A5D27D.png" manifest:media-type="image/png"/>
  <manifest:file-entry manifest:full-path="Pictures/10000201000000CE0000007A2D862592B44B918A.png" manifest:media-type="image/png"/>
  <manifest:file-entry manifest:full-path="Pictures/10000000000000A4000000653BA4330AAC4E5E7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1pt" style:font-size-asian="11pt" style:font-size-complex="11pt"/>
    </style:style>
    <style:style style:name="P2"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3" style:family="paragraph" style:parent-style-name="Standard">
      <style:paragraph-properties fo:text-align="center" style:justify-single-word="false"/>
      <style:text-properties style:font-name="Arial" fo:font-size="15pt" fo:font-weight="bold" officeooo:rsid="00cf7d52" officeooo:paragraph-rsid="00cf7d52" style:font-size-asian="15pt" style:font-weight-asian="bold" style:font-size-complex="15pt" style:font-weight-complex="bold"/>
    </style:style>
    <style:style style:name="P4" style:family="paragraph" style:parent-style-name="Standard">
      <style:paragraph-properties fo:text-align="center" style:justify-single-word="false"/>
    </style:style>
    <style:style style:name="P5" style:family="paragraph" style:parent-style-name="Standard">
      <style:text-properties fo:font-weight="bold" officeooo:rsid="00d0dbf9" style:font-weight-asian="bold" style:font-weight-complex="bold"/>
    </style:style>
    <style:style style:name="P6" style:family="paragraph" style:parent-style-name="Standard">
      <style:paragraph-properties fo:text-align="justify" style:justify-single-word="false" fo:break-before="page"/>
      <style:text-properties officeooo:paragraph-rsid="00d3fd94"/>
    </style:style>
    <style:style style:name="P7" style:family="paragraph" style:parent-style-name="Text_20_body">
      <style:paragraph-properties fo:break-before="page"/>
    </style:style>
    <style:style style:name="P8" style:family="paragraph" style:parent-style-name="Contents_20_Heading">
      <style:paragraph-properties fo:break-before="page"/>
    </style:style>
    <style:style style:name="P9" style:family="paragraph" style:parent-style-name="Text_20_body">
      <style:paragraph-properties fo:text-align="center" style:justify-single-word="false"/>
      <style:text-properties style:font-name="Arial" fo:font-size="15pt" fo:font-weight="bold" officeooo:rsid="00cf7d52" officeooo:paragraph-rsid="00cf7d52" style:font-size-asian="15pt" style:font-weight-asian="bold" style:font-size-complex="15pt" style:font-weight-complex="bold"/>
    </style:style>
    <style:style style:name="P10" style:family="paragraph" style:parent-style-name="Text_20_body">
      <style:text-properties officeooo:paragraph-rsid="00dd5ef9"/>
    </style:style>
    <style:style style:name="P11" style:family="paragraph" style:parent-style-name="Text_20_body">
      <style:text-properties officeooo:rsid="00e23742" officeooo:paragraph-rsid="00e23742"/>
    </style:style>
    <style:style style:name="P12" style:family="paragraph" style:parent-style-name="Text_20_body">
      <style:text-properties officeooo:rsid="00f0970e" officeooo:paragraph-rsid="00f0970e"/>
    </style:style>
    <style:style style:name="P13" style:family="paragraph" style:parent-style-name="Text_20_body">
      <style:text-properties officeooo:rsid="00f2519b" officeooo:paragraph-rsid="01614ec1"/>
    </style:style>
    <style:style style:name="P14" style:family="paragraph" style:parent-style-name="Text_20_body">
      <style:text-properties officeooo:paragraph-rsid="0125ac47"/>
    </style:style>
    <style:style style:name="P15" style:family="paragraph" style:parent-style-name="Text_20_body">
      <style:text-properties officeooo:paragraph-rsid="01880f62"/>
    </style:style>
    <style:style style:name="P16" style:family="paragraph" style:parent-style-name="Text_20_body">
      <style:text-properties officeooo:paragraph-rsid="01cc60d3"/>
    </style:style>
    <style:style style:name="P17" style:family="paragraph" style:parent-style-name="Text_20_body">
      <style:text-properties fo:font-size="12pt" style:font-size-asian="12pt" style:font-size-complex="12pt"/>
    </style:style>
    <style:style style:name="P18" style:family="paragraph" style:parent-style-name="Text_20_body">
      <style:text-properties fo:font-size="12pt" fo:text-shadow="none" fo:font-weight="normal" officeooo:rsid="033f352c" style:font-size-asian="12pt" style:font-weight-asian="normal" style:font-size-complex="12pt" style:font-weight-complex="normal"/>
    </style:style>
    <style:style style:name="P19" style:family="paragraph" style:parent-style-name="Text_20_body">
      <style:text-properties fo:font-size="12pt" fo:text-shadow="none" fo:font-weight="normal" officeooo:rsid="033f352c" officeooo:paragraph-rsid="034136be" style:font-size-asian="12pt" style:font-weight-asian="normal" style:font-size-complex="12pt" style:font-weight-complex="normal"/>
    </style:style>
    <style:style style:name="P20" style:family="paragraph" style:parent-style-name="Text_20_body">
      <style:text-properties officeooo:paragraph-rsid="02bd29e3"/>
    </style:style>
    <style:style style:name="P21" style:family="paragraph" style:parent-style-name="Footnote">
      <style:text-properties officeooo:rsid="012f0dd8" officeooo:paragraph-rsid="012f0dd8"/>
    </style:style>
    <style:style style:name="P22" style:family="paragraph" style:parent-style-name="Footnote">
      <style:text-properties officeooo:rsid="013c672d" officeooo:paragraph-rsid="013c672d"/>
    </style:style>
    <style:style style:name="P23" style:family="paragraph" style:parent-style-name="Footnote">
      <style:text-properties officeooo:rsid="018ee8d0" officeooo:paragraph-rsid="018ee8d0"/>
    </style:style>
    <style:style style:name="P24" style:family="paragraph" style:parent-style-name="Footnote">
      <style:text-properties officeooo:rsid="01f2b75f" officeooo:paragraph-rsid="01f2b75f"/>
    </style:style>
    <style:style style:name="P25" style:family="paragraph" style:parent-style-name="Footnote">
      <style:text-properties officeooo:rsid="021d94c0" officeooo:paragraph-rsid="021d94c0"/>
    </style:style>
    <style:style style:name="P26" style:family="paragraph" style:parent-style-name="Footnote">
      <style:text-properties officeooo:rsid="0249df75" officeooo:paragraph-rsid="0249df75"/>
    </style:style>
    <style:style style:name="P27" style:family="paragraph" style:parent-style-name="Normal">
      <style:paragraph-properties>
        <style:tab-stops>
          <style:tab-stop style:position="6.6929in" style:type="right" style:leader-style="dotted" style:leader-text="."/>
        </style:tab-stops>
      </style:paragraph-properties>
    </style:style>
    <style:style style:name="P28" style:family="paragraph" style:parent-style-name="Standard" style:master-page-name="First_20_Page">
      <style:paragraph-properties fo:text-align="center" style:justify-single-word="false" style:page-number="auto" fo:break-before="page"/>
      <style:text-properties style:font-name="Arial" fo:font-size="11pt" style:font-size-asian="11pt" style:font-size-complex="11pt"/>
    </style:style>
    <style:style style:name="P29" style:family="paragraph" style:parent-style-name="Heading_20_1">
      <style:paragraph-properties fo:break-before="page"/>
    </style:style>
    <style:style style:name="P30" style:family="paragraph" style:parent-style-name="Text_20_body">
      <style:text-properties officeooo:paragraph-rsid="03cf5e42"/>
    </style:style>
    <style:style style:name="P31" style:family="paragraph" style:parent-style-name="Text_20_body">
      <style:text-properties fo:font-size="12pt" fo:text-shadow="none" fo:font-weight="normal" officeooo:rsid="033f352c" officeooo:paragraph-rsid="0461c6f1" style:font-size-asian="12pt" style:font-weight-asian="normal" style:font-size-complex="12pt" style:font-weight-complex="normal"/>
    </style:style>
    <style:style style:name="P32" style:family="paragraph" style:parent-style-name="Text_20_body">
      <style:text-properties fo:font-size="12pt" fo:text-shadow="none" fo:font-weight="normal" officeooo:rsid="033f352c" officeooo:paragraph-rsid="0469a5bd" style:font-size-asian="12pt" style:font-weight-asian="normal" style:font-size-complex="12pt" style:font-weight-complex="normal"/>
    </style:style>
    <style:style style:name="P33" style:family="paragraph" style:parent-style-name="Text_20_body">
      <style:text-properties fo:font-size="12pt" fo:text-shadow="none" fo:font-weight="normal" officeooo:rsid="033f6d5e" officeooo:paragraph-rsid="034136be" style:font-size-asian="12pt" style:font-weight-asian="normal" style:font-size-complex="12pt" style:font-weight-complex="normal"/>
    </style:style>
    <style:style style:name="P34" style:family="paragraph" style:parent-style-name="Text_20_body">
      <style:paragraph-properties fo:text-align="center" style:justify-single-word="false"/>
      <style:text-properties fo:font-style="italic" style:font-style-asian="italic" style:font-style-complex="italic"/>
    </style:style>
    <style:style style:name="P35" style:family="paragraph" style:parent-style-name="Text_20_body">
      <style:text-properties officeooo:paragraph-rsid="049ec11f"/>
    </style:style>
    <style:style style:name="P36" style:family="paragraph" style:parent-style-name="Text_20_body">
      <style:text-properties officeooo:paragraph-rsid="04dd9e91"/>
    </style:style>
    <style:style style:name="P37" style:family="paragraph" style:parent-style-name="Heading_20_3">
      <style:text-properties fo:font-size="12pt" style:font-size-asian="12pt" style:font-size-complex="12pt"/>
    </style:style>
    <style:style style:name="P38" style:family="paragraph" style:parent-style-name="Heading_20_2">
      <style:text-properties officeooo:rsid="00d7c8f7" officeooo:paragraph-rsid="00d7c8f7"/>
    </style:style>
    <style:style style:name="P39" style:family="paragraph" style:parent-style-name="Heading_20_2">
      <style:text-properties officeooo:rsid="00dd5ef9" officeooo:paragraph-rsid="00dd5ef9"/>
    </style:style>
    <style:style style:name="T1" style:family="text">
      <style:text-properties style:font-name="Arial" fo:font-size="11pt" style:font-size-asian="11pt" style:language-asian="fr" style:country-asian="FR" style:font-size-complex="11pt" style:language-complex="ar" style:country-complex="SA"/>
    </style:style>
    <style:style style:name="T2" style:family="text">
      <style:text-properties style:font-name="Arial" fo:font-size="11pt" style:font-size-asian="11pt" style:font-size-complex="11pt"/>
    </style:style>
    <style:style style:name="T3" style:family="text">
      <style:text-properties style:font-name="Arial" fo:font-size="16.1000003814697pt" fo:font-weight="bold" officeooo:rsid="00edad3e" style:font-size-asian="16.1000003814697pt" style:font-weight-asian="bold" style:font-size-complex="16.1000003814697pt" style:font-weight-complex="bold"/>
    </style:style>
    <style:style style:name="T4" style:family="text">
      <style:text-properties officeooo:rsid="00d02e24"/>
    </style:style>
    <style:style style:name="T5" style:family="text">
      <style:text-properties fo:font-size="12pt" style:font-size-asian="12pt" style:font-size-complex="12pt"/>
    </style:style>
    <style:style style:name="T6" style:family="text">
      <style:text-properties fo:font-size="12pt" officeooo:rsid="00f39427" style:font-size-asian="12pt" style:font-size-complex="12pt"/>
    </style:style>
    <style:style style:name="T7" style:family="text">
      <style:text-properties fo:font-size="12pt" officeooo:rsid="00f67678" style:font-size-asian="12pt" style:font-size-complex="12pt"/>
    </style:style>
    <style:style style:name="T8" style:family="text">
      <style:text-properties fo:font-size="12pt" officeooo:rsid="00f7e2d2" style:font-size-asian="12pt" style:font-size-complex="12pt"/>
    </style:style>
    <style:style style:name="T9" style:family="text">
      <style:text-properties fo:font-size="12pt" officeooo:rsid="00fbc6c7" style:font-size-asian="12pt" style:font-size-complex="12pt"/>
    </style:style>
    <style:style style:name="T10" style:family="text">
      <style:text-properties fo:font-size="12pt" officeooo:rsid="00fd5ff3" style:font-size-asian="12pt" style:font-size-complex="12pt"/>
    </style:style>
    <style:style style:name="T11" style:family="text">
      <style:text-properties fo:font-size="12pt" officeooo:rsid="00fe2cd0" style:font-size-asian="12pt" style:font-size-complex="12pt"/>
    </style:style>
    <style:style style:name="T12" style:family="text">
      <style:text-properties fo:font-size="12pt" officeooo:rsid="01005b64" style:font-size-asian="12pt" style:font-size-complex="12pt"/>
    </style:style>
    <style:style style:name="T13" style:family="text">
      <style:text-properties fo:font-size="12pt" officeooo:rsid="010242e2" style:font-size-asian="12pt" style:font-size-complex="12pt"/>
    </style:style>
    <style:style style:name="T14" style:family="text">
      <style:text-properties fo:font-size="12pt" officeooo:rsid="010c0a76" style:font-size-asian="12pt" style:font-size-complex="12pt"/>
    </style:style>
    <style:style style:name="T15" style:family="text">
      <style:text-properties fo:font-size="12pt" officeooo:rsid="010d27b0" style:font-size-asian="12pt" style:font-size-complex="12pt"/>
    </style:style>
    <style:style style:name="T16" style:family="text">
      <style:text-properties fo:font-size="12pt" officeooo:rsid="010fe0f4" style:font-size-asian="12pt" style:font-size-complex="12pt"/>
    </style:style>
    <style:style style:name="T17" style:family="text">
      <style:text-properties fo:font-size="12pt" officeooo:rsid="01101fe8" style:font-size-asian="12pt" style:font-size-complex="12pt"/>
    </style:style>
    <style:style style:name="T18" style:family="text">
      <style:text-properties fo:font-size="12pt" officeooo:rsid="01105c13" style:font-size-asian="12pt" style:font-size-complex="12pt"/>
    </style:style>
    <style:style style:name="T19" style:family="text">
      <style:text-properties fo:font-size="12pt" officeooo:rsid="011130c7" style:font-size-asian="12pt" style:font-size-complex="12pt"/>
    </style:style>
    <style:style style:name="T20" style:family="text">
      <style:text-properties fo:font-size="12pt" officeooo:rsid="01128e1e" style:font-size-asian="12pt" style:font-size-complex="12pt"/>
    </style:style>
    <style:style style:name="T21" style:family="text">
      <style:text-properties fo:font-size="12pt" officeooo:rsid="0113a049" style:font-size-asian="12pt" style:font-size-complex="12pt"/>
    </style:style>
    <style:style style:name="T22" style:family="text">
      <style:text-properties fo:font-size="12pt" officeooo:rsid="011b16e9" style:font-size-asian="12pt" style:font-size-complex="12pt"/>
    </style:style>
    <style:style style:name="T23" style:family="text">
      <style:text-properties fo:font-size="12pt" officeooo:rsid="011b83f5" style:font-size-asian="12pt" style:font-size-complex="12pt"/>
    </style:style>
    <style:style style:name="T24" style:family="text">
      <style:text-properties fo:font-size="12pt" officeooo:rsid="011b91f3" style:font-size-asian="12pt" style:font-size-complex="12pt"/>
    </style:style>
    <style:style style:name="T25" style:family="text">
      <style:text-properties fo:font-size="12pt" officeooo:rsid="011be54a" style:font-size-asian="12pt" style:font-size-complex="12pt"/>
    </style:style>
    <style:style style:name="T26" style:family="text">
      <style:text-properties fo:font-size="12pt" officeooo:rsid="011c6bab" style:font-size-asian="12pt" style:font-size-complex="12pt"/>
    </style:style>
    <style:style style:name="T27" style:family="text">
      <style:text-properties fo:font-size="12pt" officeooo:rsid="011e371c" style:font-size-asian="12pt" style:font-size-complex="12pt"/>
    </style:style>
    <style:style style:name="T28" style:family="text">
      <style:text-properties fo:font-size="12pt" officeooo:rsid="012154da" style:font-size-asian="12pt" style:font-size-complex="12pt"/>
    </style:style>
    <style:style style:name="T29" style:family="text">
      <style:text-properties fo:font-size="12pt" officeooo:rsid="01236fb6" style:font-size-asian="12pt" style:font-size-complex="12pt"/>
    </style:style>
    <style:style style:name="T30" style:family="text">
      <style:text-properties fo:font-size="12pt" officeooo:rsid="0125ac47" style:font-size-asian="12pt" style:font-size-complex="12pt"/>
    </style:style>
    <style:style style:name="T31" style:family="text">
      <style:text-properties fo:font-size="12pt" officeooo:rsid="012790f3" style:font-size-asian="12pt" style:font-size-complex="12pt"/>
    </style:style>
    <style:style style:name="T32" style:family="text">
      <style:text-properties fo:font-size="12pt" officeooo:rsid="012943d0" style:font-size-asian="12pt" style:font-size-complex="12pt"/>
    </style:style>
    <style:style style:name="T33" style:family="text">
      <style:text-properties fo:font-size="12pt" officeooo:rsid="012b3417" style:font-size-asian="12pt" style:font-size-complex="12pt"/>
    </style:style>
    <style:style style:name="T34" style:family="text">
      <style:text-properties fo:font-size="12pt" officeooo:rsid="012d2db5" style:font-size-asian="12pt" style:font-size-complex="12pt"/>
    </style:style>
    <style:style style:name="T35" style:family="text">
      <style:text-properties fo:font-size="12pt" officeooo:rsid="012e9dc2" style:font-size-asian="12pt" style:font-size-complex="12pt"/>
    </style:style>
    <style:style style:name="T36" style:family="text">
      <style:text-properties fo:font-size="12pt" officeooo:rsid="0130f887" style:font-size-asian="12pt" style:font-size-complex="12pt"/>
    </style:style>
    <style:style style:name="T37" style:family="text">
      <style:text-properties fo:font-size="12pt" officeooo:rsid="0131a35a" style:font-size-asian="12pt" style:font-size-complex="12pt"/>
    </style:style>
    <style:style style:name="T38" style:family="text">
      <style:text-properties fo:font-size="12pt" officeooo:rsid="013352be" style:font-size-asian="12pt" style:font-size-complex="12pt"/>
    </style:style>
    <style:style style:name="T39" style:family="text">
      <style:text-properties fo:font-size="12pt" officeooo:rsid="01343f11" style:font-size-asian="12pt" style:font-size-complex="12pt"/>
    </style:style>
    <style:style style:name="T40" style:family="text">
      <style:text-properties fo:font-size="12pt" officeooo:rsid="013481da" style:font-size-asian="12pt" style:font-size-complex="12pt"/>
    </style:style>
    <style:style style:name="T41" style:family="text">
      <style:text-properties fo:font-size="12pt" officeooo:rsid="013481f3" style:font-size-asian="12pt" style:font-size-complex="12pt"/>
    </style:style>
    <style:style style:name="T42" style:family="text">
      <style:text-properties fo:font-size="12pt" officeooo:rsid="0134d755" style:font-size-asian="12pt" style:font-size-complex="12pt"/>
    </style:style>
    <style:style style:name="T43" style:family="text">
      <style:text-properties fo:font-size="12pt" officeooo:rsid="01367503" style:font-size-asian="12pt" style:font-size-complex="12pt"/>
    </style:style>
    <style:style style:name="T44" style:family="text">
      <style:text-properties fo:font-size="12pt" officeooo:rsid="01384dfb" style:font-size-asian="12pt" style:font-size-complex="12pt"/>
    </style:style>
    <style:style style:name="T45" style:family="text">
      <style:text-properties fo:font-size="12pt" officeooo:rsid="013892ab" style:font-size-asian="12pt" style:font-size-complex="12pt"/>
    </style:style>
    <style:style style:name="T46" style:family="text">
      <style:text-properties fo:font-size="12pt" officeooo:rsid="01392673" style:font-size-asian="12pt" style:font-size-complex="12pt"/>
    </style:style>
    <style:style style:name="T47" style:family="text">
      <style:text-properties fo:font-size="12pt" officeooo:rsid="013abacb" style:font-size-asian="12pt" style:font-size-complex="12pt"/>
    </style:style>
    <style:style style:name="T48" style:family="text">
      <style:text-properties fo:font-size="12pt" officeooo:rsid="013d950f" style:font-size-asian="12pt" style:font-size-complex="12pt"/>
    </style:style>
    <style:style style:name="T49" style:family="text">
      <style:text-properties fo:font-size="12pt" officeooo:rsid="013de100" style:font-size-asian="12pt" style:font-size-complex="12pt"/>
    </style:style>
    <style:style style:name="T50" style:family="text">
      <style:text-properties fo:font-size="12pt" officeooo:rsid="013f41a6" style:font-size-asian="12pt" style:font-size-complex="12pt"/>
    </style:style>
    <style:style style:name="T51" style:family="text">
      <style:text-properties fo:font-size="12pt" officeooo:rsid="013fa8ef" style:font-size-asian="12pt" style:font-size-complex="12pt"/>
    </style:style>
    <style:style style:name="T52" style:family="text">
      <style:text-properties fo:font-size="12pt" officeooo:rsid="01425183" style:font-size-asian="12pt" style:font-size-complex="12pt"/>
    </style:style>
    <style:style style:name="T53" style:family="text">
      <style:text-properties fo:font-size="12pt" officeooo:rsid="0142ecd0" style:font-size-asian="12pt" style:font-size-complex="12pt"/>
    </style:style>
    <style:style style:name="T54" style:family="text">
      <style:text-properties fo:font-size="12pt" officeooo:rsid="0144ab3e" style:font-size-asian="12pt" style:font-size-complex="12pt"/>
    </style:style>
    <style:style style:name="T55" style:family="text">
      <style:text-properties fo:font-size="12pt" officeooo:rsid="01457bea" style:font-size-asian="12pt" style:font-size-complex="12pt"/>
    </style:style>
    <style:style style:name="T56" style:family="text">
      <style:text-properties fo:font-size="12pt" officeooo:rsid="01486fb6" style:font-size-asian="12pt" style:font-size-complex="12pt"/>
    </style:style>
    <style:style style:name="T57" style:family="text">
      <style:text-properties fo:font-size="12pt" officeooo:rsid="014a31d0" style:font-size-asian="12pt" style:font-size-complex="12pt"/>
    </style:style>
    <style:style style:name="T58" style:family="text">
      <style:text-properties fo:font-size="12pt" officeooo:rsid="014ae223" style:font-size-asian="12pt" style:font-size-complex="12pt"/>
    </style:style>
    <style:style style:name="T59" style:family="text">
      <style:text-properties fo:font-size="12pt" officeooo:rsid="014e3de8" style:font-size-asian="12pt" style:font-size-complex="12pt"/>
    </style:style>
    <style:style style:name="T60" style:family="text">
      <style:text-properties fo:font-size="12pt" officeooo:rsid="014ee924" style:font-size-asian="12pt" style:font-size-complex="12pt"/>
    </style:style>
    <style:style style:name="T61" style:family="text">
      <style:text-properties fo:font-size="12pt" officeooo:rsid="01521ef2" style:font-size-asian="12pt" style:font-size-complex="12pt"/>
    </style:style>
    <style:style style:name="T62" style:family="text">
      <style:text-properties fo:font-size="12pt" officeooo:rsid="015302f4" style:font-size-asian="12pt" style:font-size-complex="12pt"/>
    </style:style>
    <style:style style:name="T63" style:family="text">
      <style:text-properties fo:font-size="12pt" officeooo:rsid="0154460b" style:font-size-asian="12pt" style:font-size-complex="12pt"/>
    </style:style>
    <style:style style:name="T64" style:family="text">
      <style:text-properties fo:font-size="12pt" officeooo:rsid="0155466f" style:font-size-asian="12pt" style:font-size-complex="12pt"/>
    </style:style>
    <style:style style:name="T65" style:family="text">
      <style:text-properties fo:font-size="12pt" officeooo:rsid="015984cb" style:font-size-asian="12pt" style:font-size-complex="12pt"/>
    </style:style>
    <style:style style:name="T66" style:family="text">
      <style:text-properties fo:font-size="12pt" officeooo:rsid="0159e7dd" style:font-size-asian="12pt" style:font-size-complex="12pt"/>
    </style:style>
    <style:style style:name="T67" style:family="text">
      <style:text-properties fo:font-size="12pt" officeooo:rsid="015d20ee" style:font-size-asian="12pt" style:font-size-complex="12pt"/>
    </style:style>
    <style:style style:name="T68" style:family="text">
      <style:text-properties fo:font-size="12pt" officeooo:rsid="01656238" style:font-size-asian="12pt" style:font-size-complex="12pt"/>
    </style:style>
    <style:style style:name="T69" style:family="text">
      <style:text-properties fo:font-size="12pt" officeooo:rsid="0165ccac" style:font-size-asian="12pt" style:font-size-complex="12pt"/>
    </style:style>
    <style:style style:name="T70" style:family="text">
      <style:text-properties fo:font-size="12pt" officeooo:rsid="01681208" style:font-size-asian="12pt" style:font-size-complex="12pt"/>
    </style:style>
    <style:style style:name="T71" style:family="text">
      <style:text-properties fo:font-size="12pt" officeooo:rsid="01699e81" style:font-size-asian="12pt" style:font-size-complex="12pt"/>
    </style:style>
    <style:style style:name="T72" style:family="text">
      <style:text-properties fo:font-size="12pt" officeooo:rsid="016b4a96" style:font-size-asian="12pt" style:font-size-complex="12pt"/>
    </style:style>
    <style:style style:name="T73" style:family="text">
      <style:text-properties fo:font-size="12pt" officeooo:rsid="016d48ed" style:font-size-asian="12pt" style:font-size-complex="12pt"/>
    </style:style>
    <style:style style:name="T74" style:family="text">
      <style:text-properties fo:font-size="12pt" officeooo:rsid="016e924a" style:font-size-asian="12pt" style:font-size-complex="12pt"/>
    </style:style>
    <style:style style:name="T75" style:family="text">
      <style:text-properties fo:font-size="12pt" officeooo:rsid="01702a5e" style:font-size-asian="12pt" style:font-size-complex="12pt"/>
    </style:style>
    <style:style style:name="T76" style:family="text">
      <style:text-properties fo:font-size="12pt" officeooo:rsid="0172067b" style:font-size-asian="12pt" style:font-size-complex="12pt"/>
    </style:style>
    <style:style style:name="T77" style:family="text">
      <style:text-properties fo:font-size="12pt" officeooo:rsid="01740168" style:font-size-asian="12pt" style:font-size-complex="12pt"/>
    </style:style>
    <style:style style:name="T78" style:family="text">
      <style:text-properties fo:font-size="12pt" officeooo:rsid="01759060" style:font-size-asian="12pt" style:font-size-complex="12pt"/>
    </style:style>
    <style:style style:name="T79" style:family="text">
      <style:text-properties fo:font-size="12pt" officeooo:rsid="01770442" style:font-size-asian="12pt" style:font-size-complex="12pt"/>
    </style:style>
    <style:style style:name="T80" style:family="text">
      <style:text-properties fo:font-size="12pt" officeooo:rsid="0178408c" style:font-size-asian="12pt" style:font-size-complex="12pt"/>
    </style:style>
    <style:style style:name="T81" style:family="text">
      <style:text-properties fo:font-size="12pt" officeooo:rsid="0179afa1" style:font-size-asian="12pt" style:font-size-complex="12pt"/>
    </style:style>
    <style:style style:name="T82" style:family="text">
      <style:text-properties fo:font-size="12pt" officeooo:rsid="017ae70a" style:font-size-asian="12pt" style:font-size-complex="12pt"/>
    </style:style>
    <style:style style:name="T83" style:family="text">
      <style:text-properties fo:font-size="12pt" officeooo:rsid="017c46b7" style:font-size-asian="12pt" style:font-size-complex="12pt"/>
    </style:style>
    <style:style style:name="T84" style:family="text">
      <style:text-properties fo:font-size="12pt" officeooo:rsid="017cfcc4" style:font-size-asian="12pt" style:font-size-complex="12pt"/>
    </style:style>
    <style:style style:name="T85" style:family="text">
      <style:text-properties fo:font-size="12pt" officeooo:rsid="017f1270" style:font-size-asian="12pt" style:font-size-complex="12pt"/>
    </style:style>
    <style:style style:name="T86" style:family="text">
      <style:text-properties fo:font-size="12pt" officeooo:rsid="017f519a" style:font-size-asian="12pt" style:font-size-complex="12pt"/>
    </style:style>
    <style:style style:name="T87" style:family="text">
      <style:text-properties fo:font-size="12pt" officeooo:rsid="01815dd4" style:font-size-asian="12pt" style:font-size-complex="12pt"/>
    </style:style>
    <style:style style:name="T88" style:family="text">
      <style:text-properties fo:font-size="12pt" officeooo:rsid="0181f965" style:font-size-asian="12pt" style:font-size-complex="12pt"/>
    </style:style>
    <style:style style:name="T89" style:family="text">
      <style:text-properties fo:font-size="12pt" officeooo:rsid="0183dbce" style:font-size-asian="12pt" style:font-size-complex="12pt"/>
    </style:style>
    <style:style style:name="T90" style:family="text">
      <style:text-properties fo:font-size="12pt" officeooo:rsid="0183e476" style:font-size-asian="12pt" style:font-size-complex="12pt"/>
    </style:style>
    <style:style style:name="T91" style:family="text">
      <style:text-properties fo:font-size="12pt" officeooo:rsid="018595ee" style:font-size-asian="12pt" style:font-size-complex="12pt"/>
    </style:style>
    <style:style style:name="T92" style:family="text">
      <style:text-properties fo:font-size="12pt" officeooo:rsid="01880f62" style:font-size-asian="12pt" style:font-size-complex="12pt"/>
    </style:style>
    <style:style style:name="T93" style:family="text">
      <style:text-properties fo:font-size="12pt" officeooo:rsid="0188eaab" style:font-size-asian="12pt" style:font-size-complex="12pt"/>
    </style:style>
    <style:style style:name="T94" style:family="text">
      <style:text-properties fo:font-size="12pt" officeooo:rsid="018a4682" style:font-size-asian="12pt" style:font-size-complex="12pt"/>
    </style:style>
    <style:style style:name="T95" style:family="text">
      <style:text-properties fo:font-size="12pt" officeooo:rsid="018b1c32" style:font-size-asian="12pt" style:font-size-complex="12pt"/>
    </style:style>
    <style:style style:name="T96" style:family="text">
      <style:text-properties fo:font-size="12pt" officeooo:rsid="018bb3be" style:font-size-asian="12pt" style:font-size-complex="12pt"/>
    </style:style>
    <style:style style:name="T97" style:family="text">
      <style:text-properties fo:font-size="12pt" officeooo:rsid="018cda13" style:font-size-asian="12pt" style:font-size-complex="12pt"/>
    </style:style>
    <style:style style:name="T98" style:family="text">
      <style:text-properties fo:font-size="12pt" officeooo:rsid="0190383b" style:font-size-asian="12pt" style:font-size-complex="12pt"/>
    </style:style>
    <style:style style:name="T99" style:family="text">
      <style:text-properties fo:font-size="12pt" officeooo:rsid="019794ac" style:font-size-asian="12pt" style:font-size-complex="12pt"/>
    </style:style>
    <style:style style:name="T100" style:family="text">
      <style:text-properties fo:font-size="12pt" officeooo:rsid="0198d362" style:font-size-asian="12pt" style:font-size-complex="12pt"/>
    </style:style>
    <style:style style:name="T101" style:family="text">
      <style:text-properties fo:font-size="12pt" officeooo:rsid="0199418b" style:font-size-asian="12pt" style:font-size-complex="12pt"/>
    </style:style>
    <style:style style:name="T102" style:family="text">
      <style:text-properties fo:font-size="12pt" officeooo:rsid="01996b9b" style:font-size-asian="12pt" style:font-size-complex="12pt"/>
    </style:style>
    <style:style style:name="T103" style:family="text">
      <style:text-properties fo:font-size="12pt" officeooo:rsid="019b4945" style:font-size-asian="12pt" style:font-size-complex="12pt"/>
    </style:style>
    <style:style style:name="T104" style:family="text">
      <style:text-properties fo:font-size="12pt" officeooo:rsid="019bd4e2" style:font-size-asian="12pt" style:font-size-complex="12pt"/>
    </style:style>
    <style:style style:name="T105" style:family="text">
      <style:text-properties fo:font-size="12pt" officeooo:rsid="019f0a43" style:font-size-asian="12pt" style:font-size-complex="12pt"/>
    </style:style>
    <style:style style:name="T106" style:family="text">
      <style:text-properties fo:font-size="12pt" officeooo:rsid="01a04c42" style:font-size-asian="12pt" style:font-size-complex="12pt"/>
    </style:style>
    <style:style style:name="T107" style:family="text">
      <style:text-properties fo:font-size="12pt" officeooo:rsid="01a47120" style:font-size-asian="12pt" style:font-size-complex="12pt"/>
    </style:style>
    <style:style style:name="T108" style:family="text">
      <style:text-properties fo:font-size="12pt" officeooo:rsid="01a57d1b" style:font-size-asian="12pt" style:font-size-complex="12pt"/>
    </style:style>
    <style:style style:name="T109" style:family="text">
      <style:text-properties fo:font-size="12pt" officeooo:rsid="01a5b8fc" style:font-size-asian="12pt" style:font-size-complex="12pt"/>
    </style:style>
    <style:style style:name="T110" style:family="text">
      <style:text-properties fo:font-size="12pt" officeooo:rsid="01a5f217" style:font-size-asian="12pt" style:font-size-complex="12pt"/>
    </style:style>
    <style:style style:name="T111" style:family="text">
      <style:text-properties fo:font-size="12pt" officeooo:rsid="01a6bad0" style:font-size-asian="12pt" style:font-size-complex="12pt"/>
    </style:style>
    <style:style style:name="T112" style:family="text">
      <style:text-properties fo:font-size="12pt" officeooo:rsid="01a70d33" style:font-size-asian="12pt" style:font-size-complex="12pt"/>
    </style:style>
    <style:style style:name="T113" style:family="text">
      <style:text-properties fo:font-size="12pt" officeooo:rsid="01a8b7e5" style:font-size-asian="12pt" style:font-size-complex="12pt"/>
    </style:style>
    <style:style style:name="T114" style:family="text">
      <style:text-properties fo:font-size="12pt" officeooo:rsid="01ae556e" style:font-size-asian="12pt" style:font-size-complex="12pt"/>
    </style:style>
    <style:style style:name="T115" style:family="text">
      <style:text-properties fo:font-size="12pt" officeooo:rsid="01b0889b" style:font-size-asian="12pt" style:font-size-complex="12pt"/>
    </style:style>
    <style:style style:name="T116" style:family="text">
      <style:text-properties fo:font-size="12pt" officeooo:rsid="01b1ad8d" style:font-size-asian="12pt" style:font-size-complex="12pt"/>
    </style:style>
    <style:style style:name="T117" style:family="text">
      <style:text-properties fo:font-size="12pt" officeooo:rsid="01b39d7b" style:font-size-asian="12pt" style:font-size-complex="12pt"/>
    </style:style>
    <style:style style:name="T118" style:family="text">
      <style:text-properties fo:font-size="12pt" officeooo:rsid="01bbf9ec" style:font-size-asian="12pt" style:font-size-complex="12pt"/>
    </style:style>
    <style:style style:name="T119" style:family="text">
      <style:text-properties fo:font-size="12pt" officeooo:rsid="01c062f0" style:font-size-asian="12pt" style:font-size-complex="12pt"/>
    </style:style>
    <style:style style:name="T120" style:family="text">
      <style:text-properties fo:font-size="12pt" officeooo:rsid="01c064f6" style:font-size-asian="12pt" style:font-size-complex="12pt"/>
    </style:style>
    <style:style style:name="T121" style:family="text">
      <style:text-properties fo:font-size="12pt" officeooo:rsid="01c3d162" style:font-size-asian="12pt" style:font-size-complex="12pt"/>
    </style:style>
    <style:style style:name="T122" style:family="text">
      <style:text-properties fo:font-size="12pt" officeooo:rsid="01c45e71" style:font-size-asian="12pt" style:font-size-complex="12pt"/>
    </style:style>
    <style:style style:name="T123" style:family="text">
      <style:text-properties fo:font-size="12pt" officeooo:rsid="01cb1744" style:font-size-asian="12pt" style:font-size-complex="12pt"/>
    </style:style>
    <style:style style:name="T124" style:family="text">
      <style:text-properties fo:font-size="12pt" officeooo:rsid="01cbdfc8" style:font-size-asian="12pt" style:font-size-complex="12pt"/>
    </style:style>
    <style:style style:name="T125" style:family="text">
      <style:text-properties fo:font-size="12pt" officeooo:rsid="01cc60d3" style:font-size-asian="12pt" style:font-size-complex="12pt"/>
    </style:style>
    <style:style style:name="T126" style:family="text">
      <style:text-properties fo:font-size="12pt" officeooo:rsid="01cc8979" style:font-size-asian="12pt" style:font-size-complex="12pt"/>
    </style:style>
    <style:style style:name="T127" style:family="text">
      <style:text-properties fo:font-size="12pt" officeooo:rsid="01cd2f7e" style:font-size-asian="12pt" style:font-size-complex="12pt"/>
    </style:style>
    <style:style style:name="T128" style:family="text">
      <style:text-properties fo:font-size="12pt" officeooo:rsid="01ce3311" style:font-size-asian="12pt" style:font-size-complex="12pt"/>
    </style:style>
    <style:style style:name="T129" style:family="text">
      <style:text-properties fo:font-size="12pt" officeooo:rsid="01d022ea" style:font-size-asian="12pt" style:font-size-complex="12pt"/>
    </style:style>
    <style:style style:name="T130" style:family="text">
      <style:text-properties fo:font-size="12pt" officeooo:rsid="01d09f6d" style:font-size-asian="12pt" style:font-size-complex="12pt"/>
    </style:style>
    <style:style style:name="T131" style:family="text">
      <style:text-properties fo:font-size="12pt" officeooo:rsid="01d2338e" style:font-size-asian="12pt" style:font-size-complex="12pt"/>
    </style:style>
    <style:style style:name="T132" style:family="text">
      <style:text-properties fo:font-size="12pt" officeooo:rsid="01d3e460" style:font-size-asian="12pt" style:font-size-complex="12pt"/>
    </style:style>
    <style:style style:name="T133" style:family="text">
      <style:text-properties fo:font-size="12pt" officeooo:rsid="01d4e978" style:font-size-asian="12pt" style:font-size-complex="12pt"/>
    </style:style>
    <style:style style:name="T134" style:family="text">
      <style:text-properties fo:font-size="12pt" officeooo:rsid="01d57fb5" style:font-size-asian="12pt" style:font-size-complex="12pt"/>
    </style:style>
    <style:style style:name="T135" style:family="text">
      <style:text-properties fo:font-size="12pt" officeooo:rsid="01d5b077" style:font-size-asian="12pt" style:font-size-complex="12pt"/>
    </style:style>
    <style:style style:name="T136" style:family="text">
      <style:text-properties fo:font-size="12pt" officeooo:rsid="01d9c523" style:font-size-asian="12pt" style:font-size-complex="12pt"/>
    </style:style>
    <style:style style:name="T137" style:family="text">
      <style:text-properties fo:font-size="12pt" officeooo:rsid="01db5bab" style:font-size-asian="12pt" style:font-size-complex="12pt"/>
    </style:style>
    <style:style style:name="T138" style:family="text">
      <style:text-properties fo:font-size="12pt" officeooo:rsid="01ddd5c8" style:font-size-asian="12pt" style:font-size-complex="12pt"/>
    </style:style>
    <style:style style:name="T139" style:family="text">
      <style:text-properties fo:font-size="12pt" officeooo:rsid="01ed7b9c" style:font-size-asian="12pt" style:font-size-complex="12pt"/>
    </style:style>
    <style:style style:name="T140" style:family="text">
      <style:text-properties fo:font-size="12pt" officeooo:rsid="01ef9521" style:font-size-asian="12pt" style:font-size-complex="12pt"/>
    </style:style>
    <style:style style:name="T141" style:family="text">
      <style:text-properties fo:font-size="12pt" officeooo:rsid="01efb28d" style:font-size-asian="12pt" style:font-size-complex="12pt"/>
    </style:style>
    <style:style style:name="T142" style:family="text">
      <style:text-properties fo:font-size="12pt" officeooo:rsid="01f3841e" style:font-size-asian="12pt" style:font-size-complex="12pt"/>
    </style:style>
    <style:style style:name="T143" style:family="text">
      <style:text-properties fo:font-size="12pt" officeooo:rsid="01f545b6" style:font-size-asian="12pt" style:font-size-complex="12pt"/>
    </style:style>
    <style:style style:name="T144" style:family="text">
      <style:text-properties fo:font-size="12pt" officeooo:rsid="01f5ef24" style:font-size-asian="12pt" style:font-size-complex="12pt"/>
    </style:style>
    <style:style style:name="T145" style:family="text">
      <style:text-properties fo:font-size="12pt" officeooo:rsid="01f65b3a" style:font-size-asian="12pt" style:font-size-complex="12pt"/>
    </style:style>
    <style:style style:name="T146" style:family="text">
      <style:text-properties fo:font-size="12pt" officeooo:rsid="01f750a8" style:font-size-asian="12pt" style:font-size-complex="12pt"/>
    </style:style>
    <style:style style:name="T147" style:family="text">
      <style:text-properties fo:font-size="12pt" officeooo:rsid="01f7adee" style:font-size-asian="12pt" style:font-size-complex="12pt"/>
    </style:style>
    <style:style style:name="T148" style:family="text">
      <style:text-properties fo:font-size="12pt" officeooo:rsid="01faf5cd" style:font-size-asian="12pt" style:font-size-complex="12pt"/>
    </style:style>
    <style:style style:name="T149" style:family="text">
      <style:text-properties fo:font-size="12pt" officeooo:rsid="01fbef77" style:font-size-asian="12pt" style:font-size-complex="12pt"/>
    </style:style>
    <style:style style:name="T150" style:family="text">
      <style:text-properties fo:font-size="12pt" officeooo:rsid="01fe582b" style:font-size-asian="12pt" style:font-size-complex="12pt"/>
    </style:style>
    <style:style style:name="T151" style:family="text">
      <style:text-properties fo:font-size="12pt" officeooo:rsid="01fed473" style:font-size-asian="12pt" style:font-size-complex="12pt"/>
    </style:style>
    <style:style style:name="T152" style:family="text">
      <style:text-properties fo:font-size="12pt" officeooo:rsid="02001bee" style:font-size-asian="12pt" style:font-size-complex="12pt"/>
    </style:style>
    <style:style style:name="T153" style:family="text">
      <style:text-properties fo:font-size="12pt" officeooo:rsid="02017dfb" style:font-size-asian="12pt" style:font-size-complex="12pt"/>
    </style:style>
    <style:style style:name="T154" style:family="text">
      <style:text-properties fo:font-size="12pt" officeooo:rsid="02039404" style:font-size-asian="12pt" style:font-size-complex="12pt"/>
    </style:style>
    <style:style style:name="T155" style:family="text">
      <style:text-properties fo:font-size="12pt" officeooo:rsid="020407b0" style:font-size-asian="12pt" style:font-size-complex="12pt"/>
    </style:style>
    <style:style style:name="T156" style:family="text">
      <style:text-properties fo:font-size="12pt" officeooo:rsid="02059395" style:font-size-asian="12pt" style:font-size-complex="12pt"/>
    </style:style>
    <style:style style:name="T157" style:family="text">
      <style:text-properties fo:font-size="12pt" officeooo:rsid="0206f088" style:font-size-asian="12pt" style:font-size-complex="12pt"/>
    </style:style>
    <style:style style:name="T158" style:family="text">
      <style:text-properties fo:font-size="12pt" officeooo:rsid="020866c8" style:font-size-asian="12pt" style:font-size-complex="12pt"/>
    </style:style>
    <style:style style:name="T159" style:family="text">
      <style:text-properties fo:font-size="12pt" officeooo:rsid="020a39f0" style:font-size-asian="12pt" style:font-size-complex="12pt"/>
    </style:style>
    <style:style style:name="T160" style:family="text">
      <style:text-properties fo:font-size="12pt" officeooo:rsid="020eb9f6" style:font-size-asian="12pt" style:font-size-complex="12pt"/>
    </style:style>
    <style:style style:name="T161" style:family="text">
      <style:text-properties fo:font-size="12pt" officeooo:rsid="020f6aa5" style:font-size-asian="12pt" style:font-size-complex="12pt"/>
    </style:style>
    <style:style style:name="T162" style:family="text">
      <style:text-properties fo:font-size="12pt" officeooo:rsid="0213eca1" style:font-size-asian="12pt" style:font-size-complex="12pt"/>
    </style:style>
    <style:style style:name="T163" style:family="text">
      <style:text-properties fo:font-size="12pt" officeooo:rsid="0215c780" style:font-size-asian="12pt" style:font-size-complex="12pt"/>
    </style:style>
    <style:style style:name="T164" style:family="text">
      <style:text-properties fo:font-size="12pt" officeooo:rsid="021a1a70" style:font-size-asian="12pt" style:font-size-complex="12pt"/>
    </style:style>
    <style:style style:name="T165" style:family="text">
      <style:text-properties fo:font-size="12pt" officeooo:rsid="021a753b" style:font-size-asian="12pt" style:font-size-complex="12pt"/>
    </style:style>
    <style:style style:name="T166" style:family="text">
      <style:text-properties fo:font-size="12pt" officeooo:rsid="021bc8c0" style:font-size-asian="12pt" style:font-size-complex="12pt"/>
    </style:style>
    <style:style style:name="T167" style:family="text">
      <style:text-properties fo:font-size="12pt" officeooo:rsid="021c9662" style:font-size-asian="12pt" style:font-size-complex="12pt"/>
    </style:style>
    <style:style style:name="T168" style:family="text">
      <style:text-properties fo:font-size="12pt" officeooo:rsid="021d3f0f" style:font-size-asian="12pt" style:font-size-complex="12pt"/>
    </style:style>
    <style:style style:name="T169" style:family="text">
      <style:text-properties fo:font-size="12pt" officeooo:rsid="021d89c9" style:font-size-asian="12pt" style:font-size-complex="12pt"/>
    </style:style>
    <style:style style:name="T170" style:family="text">
      <style:text-properties fo:font-size="12pt" officeooo:rsid="021e30ef" style:font-size-asian="12pt" style:font-size-complex="12pt"/>
    </style:style>
    <style:style style:name="T171" style:family="text">
      <style:text-properties fo:font-size="12pt" officeooo:rsid="021ec60a" style:font-size-asian="12pt" style:font-size-complex="12pt"/>
    </style:style>
    <style:style style:name="T172" style:family="text">
      <style:text-properties fo:font-size="12pt" officeooo:rsid="021fd68a" style:font-size-asian="12pt" style:font-size-complex="12pt"/>
    </style:style>
    <style:style style:name="T173" style:family="text">
      <style:text-properties fo:font-size="12pt" officeooo:rsid="022172f4" style:font-size-asian="12pt" style:font-size-complex="12pt"/>
    </style:style>
    <style:style style:name="T174" style:family="text">
      <style:text-properties fo:font-size="12pt" officeooo:rsid="02236448" style:font-size-asian="12pt" style:font-size-complex="12pt"/>
    </style:style>
    <style:style style:name="T175" style:family="text">
      <style:text-properties fo:font-size="12pt" officeooo:rsid="0224e962" style:font-size-asian="12pt" style:font-size-complex="12pt"/>
    </style:style>
    <style:style style:name="T176" style:family="text">
      <style:text-properties fo:font-size="12pt" officeooo:rsid="0226da2e" style:font-size-asian="12pt" style:font-size-complex="12pt"/>
    </style:style>
    <style:style style:name="T177" style:family="text">
      <style:text-properties fo:font-size="12pt" officeooo:rsid="0229b822" style:font-size-asian="12pt" style:font-size-complex="12pt"/>
    </style:style>
    <style:style style:name="T178" style:family="text">
      <style:text-properties fo:font-size="12pt" officeooo:rsid="022b9bee" style:font-size-asian="12pt" style:font-size-complex="12pt"/>
    </style:style>
    <style:style style:name="T179" style:family="text">
      <style:text-properties fo:font-size="12pt" officeooo:rsid="022d4623" style:font-size-asian="12pt" style:font-size-complex="12pt"/>
    </style:style>
    <style:style style:name="T180" style:family="text">
      <style:text-properties fo:font-size="12pt" officeooo:rsid="022e219d" style:font-size-asian="12pt" style:font-size-complex="12pt"/>
    </style:style>
    <style:style style:name="T181" style:family="text">
      <style:text-properties fo:font-size="12pt" officeooo:rsid="022f9034" style:font-size-asian="12pt" style:font-size-complex="12pt"/>
    </style:style>
    <style:style style:name="T182" style:family="text">
      <style:text-properties fo:font-size="12pt" officeooo:rsid="0230820d" style:font-size-asian="12pt" style:font-size-complex="12pt"/>
    </style:style>
    <style:style style:name="T183" style:family="text">
      <style:text-properties fo:font-size="12pt" officeooo:rsid="0232321a" style:font-size-asian="12pt" style:font-size-complex="12pt"/>
    </style:style>
    <style:style style:name="T184" style:family="text">
      <style:text-properties fo:font-size="12pt" officeooo:rsid="0234240c" style:font-size-asian="12pt" style:font-size-complex="12pt"/>
    </style:style>
    <style:style style:name="T185" style:family="text">
      <style:text-properties fo:font-size="12pt" officeooo:rsid="0234f45d" style:font-size-asian="12pt" style:font-size-complex="12pt"/>
    </style:style>
    <style:style style:name="T186" style:family="text">
      <style:text-properties fo:font-size="12pt" officeooo:rsid="023574f2" style:font-size-asian="12pt" style:font-size-complex="12pt"/>
    </style:style>
    <style:style style:name="T187" style:family="text">
      <style:text-properties fo:font-size="12pt" officeooo:rsid="02373a85" style:font-size-asian="12pt" style:font-size-complex="12pt"/>
    </style:style>
    <style:style style:name="T188" style:family="text">
      <style:text-properties fo:font-size="12pt" officeooo:rsid="023912d3" style:font-size-asian="12pt" style:font-size-complex="12pt"/>
    </style:style>
    <style:style style:name="T189" style:family="text">
      <style:text-properties fo:font-size="12pt" officeooo:rsid="023acf04" style:font-size-asian="12pt" style:font-size-complex="12pt"/>
    </style:style>
    <style:style style:name="T190" style:family="text">
      <style:text-properties fo:font-size="12pt" officeooo:rsid="023c6dd8" style:font-size-asian="12pt" style:font-size-complex="12pt"/>
    </style:style>
    <style:style style:name="T191" style:family="text">
      <style:text-properties fo:font-size="12pt" officeooo:rsid="023c8be2" style:font-size-asian="12pt" style:font-size-complex="12pt"/>
    </style:style>
    <style:style style:name="T192" style:family="text">
      <style:text-properties fo:font-size="12pt" officeooo:rsid="023de776" style:font-size-asian="12pt" style:font-size-complex="12pt"/>
    </style:style>
    <style:style style:name="T193" style:family="text">
      <style:text-properties fo:font-size="12pt" officeooo:rsid="02420ad7" style:font-size-asian="12pt" style:font-size-complex="12pt"/>
    </style:style>
    <style:style style:name="T194" style:family="text">
      <style:text-properties fo:font-size="12pt" officeooo:rsid="024382b2" style:font-size-asian="12pt" style:font-size-complex="12pt"/>
    </style:style>
    <style:style style:name="T195" style:family="text">
      <style:text-properties fo:font-size="12pt" officeooo:rsid="0244ac5c" style:font-size-asian="12pt" style:font-size-complex="12pt"/>
    </style:style>
    <style:style style:name="T196" style:family="text">
      <style:text-properties fo:font-size="12pt" officeooo:rsid="02465ae1" style:font-size-asian="12pt" style:font-size-complex="12pt"/>
    </style:style>
    <style:style style:name="T197" style:family="text">
      <style:text-properties fo:font-size="12pt" officeooo:rsid="02466cff" style:font-size-asian="12pt" style:font-size-complex="12pt"/>
    </style:style>
    <style:style style:name="T198" style:family="text">
      <style:text-properties fo:font-size="12pt" officeooo:rsid="0247b430" style:font-size-asian="12pt" style:font-size-complex="12pt"/>
    </style:style>
    <style:style style:name="T199" style:family="text">
      <style:text-properties fo:font-size="12pt" officeooo:rsid="02481927" style:font-size-asian="12pt" style:font-size-complex="12pt"/>
    </style:style>
    <style:style style:name="T200" style:family="text">
      <style:text-properties fo:font-size="12pt" officeooo:rsid="0249df75" style:font-size-asian="12pt" style:font-size-complex="12pt"/>
    </style:style>
    <style:style style:name="T201" style:family="text">
      <style:text-properties fo:font-size="12pt" officeooo:rsid="024cbf23" style:font-size-asian="12pt" style:font-size-complex="12pt"/>
    </style:style>
    <style:style style:name="T202" style:family="text">
      <style:text-properties fo:font-size="12pt" officeooo:rsid="024eb92d" style:font-size-asian="12pt" style:font-size-complex="12pt"/>
    </style:style>
    <style:style style:name="T203" style:family="text">
      <style:text-properties fo:font-size="12pt" officeooo:rsid="024f3f9e" style:font-size-asian="12pt" style:font-size-complex="12pt"/>
    </style:style>
    <style:style style:name="T204" style:family="text">
      <style:text-properties fo:font-size="12pt" officeooo:rsid="025026c9" style:font-size-asian="12pt" style:font-size-complex="12pt"/>
    </style:style>
    <style:style style:name="T205" style:family="text">
      <style:text-properties fo:font-size="12pt" officeooo:rsid="02517e85" style:font-size-asian="12pt" style:font-size-complex="12pt"/>
    </style:style>
    <style:style style:name="T206" style:family="text">
      <style:text-properties fo:font-size="12pt" officeooo:rsid="0254a0f0" style:font-size-asian="12pt" style:font-size-complex="12pt"/>
    </style:style>
    <style:style style:name="T207" style:family="text">
      <style:text-properties fo:font-size="12pt" officeooo:rsid="0260f025" style:font-size-asian="12pt" style:font-size-complex="12pt"/>
    </style:style>
    <style:style style:name="T208" style:family="text">
      <style:text-properties fo:font-size="12pt" officeooo:rsid="027d0028" style:font-size-asian="12pt" style:font-size-complex="12pt"/>
    </style:style>
    <style:style style:name="T209" style:family="text">
      <style:text-properties fo:font-size="12pt" officeooo:rsid="027dd63d" style:font-size-asian="12pt" style:font-size-complex="12pt"/>
    </style:style>
    <style:style style:name="T210" style:family="text">
      <style:text-properties fo:font-size="12pt" officeooo:rsid="02849561" style:font-size-asian="12pt" style:font-size-complex="12pt"/>
    </style:style>
    <style:style style:name="T211" style:family="text">
      <style:text-properties fo:font-size="12pt" officeooo:rsid="028503ec" style:font-size-asian="12pt" style:font-size-complex="12pt"/>
    </style:style>
    <style:style style:name="T212" style:family="text">
      <style:text-properties fo:font-size="12pt" officeooo:rsid="0286ecd3" style:font-size-asian="12pt" style:font-size-complex="12pt"/>
    </style:style>
    <style:style style:name="T213" style:family="text">
      <style:text-properties fo:font-size="12pt" officeooo:rsid="0288aaaa" style:font-size-asian="12pt" style:font-size-complex="12pt"/>
    </style:style>
    <style:style style:name="T214" style:family="text">
      <style:text-properties fo:font-size="12pt" officeooo:rsid="028a817d" style:font-size-asian="12pt" style:font-size-complex="12pt"/>
    </style:style>
    <style:style style:name="T215" style:family="text">
      <style:text-properties fo:font-size="12pt" officeooo:rsid="028c0c10" style:font-size-asian="12pt" style:font-size-complex="12pt"/>
    </style:style>
    <style:style style:name="T216" style:family="text">
      <style:text-properties fo:font-size="12pt" officeooo:rsid="028fd951" style:font-size-asian="12pt" style:font-size-complex="12pt"/>
    </style:style>
    <style:style style:name="T217" style:family="text">
      <style:text-properties fo:font-size="12pt" officeooo:rsid="02914c85" style:font-size-asian="12pt" style:font-size-complex="12pt"/>
    </style:style>
    <style:style style:name="T218" style:family="text">
      <style:text-properties fo:font-size="12pt" officeooo:rsid="0297f7f6" style:font-size-asian="12pt" style:font-size-complex="12pt"/>
    </style:style>
    <style:style style:name="T219" style:family="text">
      <style:text-properties fo:font-size="12pt" officeooo:rsid="0299b537" style:font-size-asian="12pt" style:font-size-complex="12pt"/>
    </style:style>
    <style:style style:name="T220" style:family="text">
      <style:text-properties fo:font-size="12pt" officeooo:rsid="0299fac1" style:font-size-asian="12pt" style:font-size-complex="12pt"/>
    </style:style>
    <style:style style:name="T221" style:family="text">
      <style:text-properties fo:font-size="12pt" officeooo:rsid="029b5956" style:font-size-asian="12pt" style:font-size-complex="12pt"/>
    </style:style>
    <style:style style:name="T222" style:family="text">
      <style:text-properties fo:font-size="12pt" officeooo:rsid="029ce455" style:font-size-asian="12pt" style:font-size-complex="12pt"/>
    </style:style>
    <style:style style:name="T223" style:family="text">
      <style:text-properties fo:font-size="12pt" officeooo:rsid="02a8d688" style:font-size-asian="12pt" style:font-size-complex="12pt"/>
    </style:style>
    <style:style style:name="T224" style:family="text">
      <style:text-properties fo:font-size="12pt" officeooo:rsid="02a9817f" style:font-size-asian="12pt" style:font-size-complex="12pt"/>
    </style:style>
    <style:style style:name="T225" style:family="text">
      <style:text-properties fo:font-size="12pt" officeooo:rsid="02aac8bf" style:font-size-asian="12pt" style:font-size-complex="12pt"/>
    </style:style>
    <style:style style:name="T226" style:family="text">
      <style:text-properties fo:font-size="12pt" officeooo:rsid="02ab5ad5" style:font-size-asian="12pt" style:font-size-complex="12pt"/>
    </style:style>
    <style:style style:name="T227" style:family="text">
      <style:text-properties fo:font-size="12pt" officeooo:rsid="02b14362" style:font-size-asian="12pt" style:font-size-complex="12pt"/>
    </style:style>
    <style:style style:name="T228" style:family="text">
      <style:text-properties fo:font-size="12pt" officeooo:rsid="02b3d1b1" style:font-size-asian="12pt" style:font-size-complex="12pt"/>
    </style:style>
    <style:style style:name="T229" style:family="text">
      <style:text-properties fo:font-size="12pt" officeooo:rsid="02b5d09a" style:font-size-asian="12pt" style:font-size-complex="12pt"/>
    </style:style>
    <style:style style:name="T230" style:family="text">
      <style:text-properties fo:font-size="12pt" officeooo:rsid="02b703ce" style:font-size-asian="12pt" style:font-size-complex="12pt"/>
    </style:style>
    <style:style style:name="T231" style:family="text">
      <style:text-properties fo:font-size="12pt" officeooo:rsid="02b8abfa" style:font-size-asian="12pt" style:font-size-complex="12pt"/>
    </style:style>
    <style:style style:name="T232" style:family="text">
      <style:text-properties fo:font-size="12pt" officeooo:rsid="02be9427" style:font-size-asian="12pt" style:font-size-complex="12pt"/>
    </style:style>
    <style:style style:name="T233" style:family="text">
      <style:text-properties fo:font-size="12pt" officeooo:rsid="02c4f144" style:font-size-asian="12pt" style:font-size-complex="12pt"/>
    </style:style>
    <style:style style:name="T234" style:family="text">
      <style:text-properties fo:font-size="12pt" officeooo:rsid="02c5e22a" style:font-size-asian="12pt" style:font-size-complex="12pt"/>
    </style:style>
    <style:style style:name="T235" style:family="text">
      <style:text-properties fo:font-size="12pt" officeooo:rsid="02c7c315" style:font-size-asian="12pt" style:font-size-complex="12pt"/>
    </style:style>
    <style:style style:name="T236" style:family="text">
      <style:text-properties fo:font-size="12pt" officeooo:rsid="02c874b7" style:font-size-asian="12pt" style:font-size-complex="12pt"/>
    </style:style>
    <style:style style:name="T237" style:family="text">
      <style:text-properties fo:font-size="12pt" officeooo:rsid="02cf16cd" style:font-size-asian="12pt" style:font-size-complex="12pt"/>
    </style:style>
    <style:style style:name="T238" style:family="text">
      <style:text-properties fo:font-size="12pt" officeooo:rsid="02d44b6f" style:font-size-asian="12pt" style:font-size-complex="12pt"/>
    </style:style>
    <style:style style:name="T239" style:family="text">
      <style:text-properties fo:font-size="12pt" officeooo:rsid="02d53a7a" style:font-size-asian="12pt" style:font-size-complex="12pt"/>
    </style:style>
    <style:style style:name="T240" style:family="text">
      <style:text-properties fo:font-size="12pt" officeooo:rsid="02d5bb45" style:font-size-asian="12pt" style:font-size-complex="12pt"/>
    </style:style>
    <style:style style:name="T241" style:family="text">
      <style:text-properties fo:font-size="12pt" officeooo:rsid="02d66888" style:font-size-asian="12pt" style:font-size-complex="12pt"/>
    </style:style>
    <style:style style:name="T242" style:family="text">
      <style:text-properties fo:font-size="12pt" officeooo:rsid="02db88ca" style:font-size-asian="12pt" style:font-size-complex="12pt"/>
    </style:style>
    <style:style style:name="T243" style:family="text">
      <style:text-properties fo:font-size="12pt" officeooo:rsid="02dbd91e" style:font-size-asian="12pt" style:font-size-complex="12pt"/>
    </style:style>
    <style:style style:name="T244" style:family="text">
      <style:text-properties fo:font-size="12pt" officeooo:rsid="02dcf668" style:font-size-asian="12pt" style:font-size-complex="12pt"/>
    </style:style>
    <style:style style:name="T245" style:family="text">
      <style:text-properties fo:font-size="12pt" officeooo:rsid="02de6566" style:font-size-asian="12pt" style:font-size-complex="12pt"/>
    </style:style>
    <style:style style:name="T246" style:family="text">
      <style:text-properties fo:font-size="12pt" officeooo:rsid="02e0ab13" style:font-size-asian="12pt" style:font-size-complex="12pt"/>
    </style:style>
    <style:style style:name="T247" style:family="text">
      <style:text-properties fo:font-size="12pt" officeooo:rsid="02e187d6" style:font-size-asian="12pt" style:font-size-complex="12pt"/>
    </style:style>
    <style:style style:name="T248" style:family="text">
      <style:text-properties fo:font-size="12pt" officeooo:rsid="02e19ed3" style:font-size-asian="12pt" style:font-size-complex="12pt"/>
    </style:style>
    <style:style style:name="T249" style:family="text">
      <style:text-properties fo:font-size="12pt" officeooo:rsid="02e2f492" style:font-size-asian="12pt" style:font-size-complex="12pt"/>
    </style:style>
    <style:style style:name="T250" style:family="text">
      <style:text-properties fo:font-size="12pt" officeooo:rsid="02e44ec3" style:font-size-asian="12pt" style:font-size-complex="12pt"/>
    </style:style>
    <style:style style:name="T251" style:family="text">
      <style:text-properties fo:font-size="12pt" officeooo:rsid="02e5163d" style:font-size-asian="12pt" style:font-size-complex="12pt"/>
    </style:style>
    <style:style style:name="T252" style:family="text">
      <style:text-properties fo:font-size="12pt" officeooo:rsid="02e70ed0" style:font-size-asian="12pt" style:font-size-complex="12pt"/>
    </style:style>
    <style:style style:name="T253" style:family="text">
      <style:text-properties fo:font-size="12pt" officeooo:rsid="02e74dd8" style:font-size-asian="12pt" style:font-size-complex="12pt"/>
    </style:style>
    <style:style style:name="T254" style:family="text">
      <style:text-properties fo:font-size="12pt" officeooo:rsid="02e91129" style:font-size-asian="12pt" style:font-size-complex="12pt"/>
    </style:style>
    <style:style style:name="T255" style:family="text">
      <style:text-properties fo:font-size="12pt" officeooo:rsid="02eb8caf" style:font-size-asian="12pt" style:font-size-complex="12pt"/>
    </style:style>
    <style:style style:name="T256" style:family="text">
      <style:text-properties fo:font-size="12pt" officeooo:rsid="02ecc1cd" style:font-size-asian="12pt" style:font-size-complex="12pt"/>
    </style:style>
    <style:style style:name="T257" style:family="text">
      <style:text-properties fo:font-size="12pt" officeooo:rsid="02eda2eb" style:font-size-asian="12pt" style:font-size-complex="12pt"/>
    </style:style>
    <style:style style:name="T258" style:family="text">
      <style:text-properties fo:font-size="12pt" officeooo:rsid="02edf27e" style:font-size-asian="12pt" style:font-size-complex="12pt"/>
    </style:style>
    <style:style style:name="T259" style:family="text">
      <style:text-properties fo:font-size="12pt" officeooo:rsid="02edff32" style:font-size-asian="12pt" style:font-size-complex="12pt"/>
    </style:style>
    <style:style style:name="T260" style:family="text">
      <style:text-properties fo:font-size="12pt" officeooo:rsid="02eef46e" style:font-size-asian="12pt" style:font-size-complex="12pt"/>
    </style:style>
    <style:style style:name="T261" style:family="text">
      <style:text-properties fo:font-size="12pt" officeooo:rsid="02efdf29" style:font-size-asian="12pt" style:font-size-complex="12pt"/>
    </style:style>
    <style:style style:name="T262" style:family="text">
      <style:text-properties fo:font-size="12pt" officeooo:rsid="02f0720b" style:font-size-asian="12pt" style:font-size-complex="12pt"/>
    </style:style>
    <style:style style:name="T263" style:family="text">
      <style:text-properties fo:font-size="12pt" officeooo:rsid="02f1d4df" style:font-size-asian="12pt" style:font-size-complex="12pt"/>
    </style:style>
    <style:style style:name="T264" style:family="text">
      <style:text-properties fo:font-size="12pt" officeooo:rsid="02f21f1d" style:font-size-asian="12pt" style:font-size-complex="12pt"/>
    </style:style>
    <style:style style:name="T265" style:family="text">
      <style:text-properties fo:font-size="12pt" officeooo:rsid="02f5b53f" style:font-size-asian="12pt" style:font-size-complex="12pt"/>
    </style:style>
    <style:style style:name="T266" style:family="text">
      <style:text-properties fo:font-size="12pt" officeooo:rsid="0306b685" style:font-size-asian="12pt" style:font-size-complex="12pt"/>
    </style:style>
    <style:style style:name="T267" style:family="text">
      <style:text-properties fo:font-size="12pt" officeooo:rsid="03663fc5" style:font-size-asian="12pt" style:font-size-complex="12pt"/>
    </style:style>
    <style:style style:name="T268" style:family="text">
      <style:text-properties fo:font-size="12pt" officeooo:rsid="0368310b" style:font-size-asian="12pt" style:font-size-complex="12pt"/>
    </style:style>
    <style:style style:name="T269" style:family="text">
      <style:text-properties fo:font-size="12pt" officeooo:rsid="0369bb77" style:font-size-asian="12pt" style:font-size-complex="12pt"/>
    </style:style>
    <style:style style:name="T270" style:family="text">
      <style:text-properties fo:font-size="12pt" officeooo:rsid="036b4540" style:font-size-asian="12pt" style:font-size-complex="12pt"/>
    </style:style>
    <style:style style:name="T271" style:family="text">
      <style:text-properties fo:font-size="12pt" officeooo:rsid="036c82b7" style:font-size-asian="12pt" style:font-size-complex="12pt"/>
    </style:style>
    <style:style style:name="T272" style:family="text">
      <style:text-properties fo:font-size="12pt" officeooo:rsid="036e5c76" style:font-size-asian="12pt" style:font-size-complex="12pt"/>
    </style:style>
    <style:style style:name="T273" style:family="text">
      <style:text-properties fo:font-size="12pt" officeooo:rsid="036f6a85" style:font-size-asian="12pt" style:font-size-complex="12pt"/>
    </style:style>
    <style:style style:name="T274" style:family="text">
      <style:text-properties fo:font-size="12pt" officeooo:rsid="036fe3cf" style:font-size-asian="12pt" style:font-size-complex="12pt"/>
    </style:style>
    <style:style style:name="T275" style:family="text">
      <style:text-properties fo:font-size="12pt" officeooo:rsid="03716db0" style:font-size-asian="12pt" style:font-size-complex="12pt"/>
    </style:style>
    <style:style style:name="T276" style:family="text">
      <style:text-properties fo:font-size="12pt" officeooo:rsid="03736c70" style:font-size-asian="12pt" style:font-size-complex="12pt"/>
    </style:style>
    <style:style style:name="T277" style:family="text">
      <style:text-properties fo:font-size="12pt" officeooo:rsid="0373df08" style:font-size-asian="12pt" style:font-size-complex="12pt"/>
    </style:style>
    <style:style style:name="T278" style:family="text">
      <style:text-properties fo:font-size="12pt" officeooo:rsid="0374756d" style:font-size-asian="12pt" style:font-size-complex="12pt"/>
    </style:style>
    <style:style style:name="T279" style:family="text">
      <style:text-properties fo:font-size="12pt" officeooo:rsid="0374a9e9" style:font-size-asian="12pt" style:font-size-complex="12pt"/>
    </style:style>
    <style:style style:name="T280" style:family="text">
      <style:text-properties fo:font-size="12pt" officeooo:rsid="0375fdbf" style:font-size-asian="12pt" style:font-size-complex="12pt"/>
    </style:style>
    <style:style style:name="T281" style:family="text">
      <style:text-properties fo:font-size="12pt" officeooo:rsid="03766d6b" style:font-size-asian="12pt" style:font-size-complex="12pt"/>
    </style:style>
    <style:style style:name="T282" style:family="text">
      <style:text-properties fo:font-size="12pt" officeooo:rsid="0376ded3" style:font-size-asian="12pt" style:font-size-complex="12pt"/>
    </style:style>
    <style:style style:name="T283" style:family="text">
      <style:text-properties fo:font-size="12pt" officeooo:rsid="03774b3a" style:font-size-asian="12pt" style:font-size-complex="12pt"/>
    </style:style>
    <style:style style:name="T284" style:family="text">
      <style:text-properties fo:font-size="12pt" officeooo:rsid="03791d3e" style:font-size-asian="12pt" style:font-size-complex="12pt"/>
    </style:style>
    <style:style style:name="T285" style:family="text">
      <style:text-properties fo:font-size="12pt" officeooo:rsid="03795e86" style:font-size-asian="12pt" style:font-size-complex="12pt"/>
    </style:style>
    <style:style style:name="T286" style:family="text">
      <style:text-properties fo:font-size="12pt" officeooo:rsid="0379d105" style:font-size-asian="12pt" style:font-size-complex="12pt"/>
    </style:style>
    <style:style style:name="T287" style:family="text">
      <style:text-properties fo:font-size="12pt" officeooo:rsid="037a49ce" style:font-size-asian="12pt" style:font-size-complex="12pt"/>
    </style:style>
    <style:style style:name="T288" style:family="text">
      <style:text-properties fo:font-size="12pt" officeooo:rsid="037db00c" style:font-size-asian="12pt" style:font-size-complex="12pt"/>
    </style:style>
    <style:style style:name="T289" style:family="text">
      <style:text-properties fo:font-size="12pt" officeooo:rsid="037e4de8" style:font-size-asian="12pt" style:font-size-complex="12pt"/>
    </style:style>
    <style:style style:name="T290" style:family="text">
      <style:text-properties fo:font-size="12pt" officeooo:rsid="03804316" style:font-size-asian="12pt" style:font-size-complex="12pt"/>
    </style:style>
    <style:style style:name="T291" style:family="text">
      <style:text-properties fo:font-size="12pt" officeooo:rsid="03825c72" style:font-size-asian="12pt" style:font-size-complex="12pt"/>
    </style:style>
    <style:style style:name="T292" style:family="text">
      <style:text-properties fo:font-size="12pt" officeooo:rsid="03846ac4" style:font-size-asian="12pt" style:font-size-complex="12pt"/>
    </style:style>
    <style:style style:name="T293" style:family="text">
      <style:text-properties fo:font-size="12pt" officeooo:rsid="0385733c" style:font-size-asian="12pt" style:font-size-complex="12pt"/>
    </style:style>
    <style:style style:name="T294" style:family="text">
      <style:text-properties fo:font-size="12pt" officeooo:rsid="038641b6" style:font-size-asian="12pt" style:font-size-complex="12pt"/>
    </style:style>
    <style:style style:name="T295" style:family="text">
      <style:text-properties fo:font-size="12pt" officeooo:rsid="03904dec" style:font-size-asian="12pt" style:font-size-complex="12pt"/>
    </style:style>
    <style:style style:name="T296" style:family="text">
      <style:text-properties fo:font-size="12pt" officeooo:rsid="0390a5fc" style:font-size-asian="12pt" style:font-size-complex="12pt"/>
    </style:style>
    <style:style style:name="T297" style:family="text">
      <style:text-properties fo:font-size="12pt" officeooo:rsid="0392f100" style:font-size-asian="12pt" style:font-size-complex="12pt"/>
    </style:style>
    <style:style style:name="T298" style:family="text">
      <style:text-properties fo:font-size="12pt" officeooo:rsid="03946dfc" style:font-size-asian="12pt" style:font-size-complex="12pt"/>
    </style:style>
    <style:style style:name="T299" style:family="text">
      <style:text-properties fo:font-size="12pt" officeooo:rsid="0395707d" style:font-size-asian="12pt" style:font-size-complex="12pt"/>
    </style:style>
    <style:style style:name="T300" style:family="text">
      <style:text-properties fo:font-size="12pt" officeooo:rsid="0395d9b5" style:font-size-asian="12pt" style:font-size-complex="12pt"/>
    </style:style>
    <style:style style:name="T301" style:family="text">
      <style:text-properties fo:font-size="12pt" officeooo:rsid="039719ae" style:font-size-asian="12pt" style:font-size-complex="12pt"/>
    </style:style>
    <style:style style:name="T302" style:family="text">
      <style:text-properties fo:font-size="12pt" officeooo:rsid="0398595e" style:font-size-asian="12pt" style:font-size-complex="12pt"/>
    </style:style>
    <style:style style:name="T303" style:family="text">
      <style:text-properties fo:font-size="12pt" officeooo:rsid="03995f06" style:font-size-asian="12pt" style:font-size-complex="12pt"/>
    </style:style>
    <style:style style:name="T304" style:family="text">
      <style:text-properties fo:font-size="12pt" officeooo:rsid="039c412b" style:font-size-asian="12pt" style:font-size-complex="12pt"/>
    </style:style>
    <style:style style:name="T305" style:family="text">
      <style:text-properties fo:font-size="12pt" officeooo:rsid="039c5f7f" style:font-size-asian="12pt" style:font-size-complex="12pt"/>
    </style:style>
    <style:style style:name="T306" style:family="text">
      <style:text-properties fo:font-size="12pt" officeooo:rsid="039fc8c7" style:font-size-asian="12pt" style:font-size-complex="12pt"/>
    </style:style>
    <style:style style:name="T307" style:family="text">
      <style:text-properties fo:font-size="12pt" officeooo:rsid="03a17e2d" style:font-size-asian="12pt" style:font-size-complex="12pt"/>
    </style:style>
    <style:style style:name="T308" style:family="text">
      <style:text-properties fo:font-size="12pt" officeooo:rsid="03a37167" style:font-size-asian="12pt" style:font-size-complex="12pt"/>
    </style:style>
    <style:style style:name="T309" style:family="text">
      <style:text-properties fo:font-size="12pt" officeooo:rsid="03a5ec65" style:font-size-asian="12pt" style:font-size-complex="12pt"/>
    </style:style>
    <style:style style:name="T310" style:family="text">
      <style:text-properties fo:font-size="12pt" officeooo:rsid="03a9a6ba" style:font-size-asian="12pt" style:font-size-complex="12pt"/>
    </style:style>
    <style:style style:name="T311" style:family="text">
      <style:text-properties fo:font-size="12pt" officeooo:rsid="03ab2af3" style:font-size-asian="12pt" style:font-size-complex="12pt"/>
    </style:style>
    <style:style style:name="T312" style:family="text">
      <style:text-properties fo:font-size="12pt" officeooo:rsid="03b24b0e" style:font-size-asian="12pt" style:font-size-complex="12pt"/>
    </style:style>
    <style:style style:name="T313" style:family="text">
      <style:text-properties fo:font-size="12pt" officeooo:rsid="03b671df" style:font-size-asian="12pt" style:font-size-complex="12pt"/>
    </style:style>
    <style:style style:name="T314" style:family="text">
      <style:text-properties fo:font-size="12pt" officeooo:rsid="03b6be4d" style:font-size-asian="12pt" style:font-size-complex="12pt"/>
    </style:style>
    <style:style style:name="T315" style:family="text">
      <style:text-properties fo:font-size="12pt" officeooo:rsid="03bc5166" style:font-size-asian="12pt" style:font-size-complex="12pt"/>
    </style:style>
    <style:style style:name="T316" style:family="text">
      <style:text-properties fo:font-size="12pt" officeooo:rsid="03bca906" style:font-size-asian="12pt" style:font-size-complex="12pt"/>
    </style:style>
    <style:style style:name="T317" style:family="text">
      <style:text-properties fo:font-size="12pt" officeooo:rsid="03be3ad8" style:font-size-asian="12pt" style:font-size-complex="12pt"/>
    </style:style>
    <style:style style:name="T318" style:family="text">
      <style:text-properties fo:font-size="12pt" officeooo:rsid="03c1a090" style:font-size-asian="12pt" style:font-size-complex="12pt"/>
    </style:style>
    <style:style style:name="T319" style:family="text">
      <style:text-properties fo:font-size="12pt" officeooo:rsid="03c2ef10" style:font-size-asian="12pt" style:font-size-complex="12pt"/>
    </style:style>
    <style:style style:name="T320" style:family="text">
      <style:text-properties fo:font-size="12pt" officeooo:rsid="03c473e5" style:font-size-asian="12pt" style:font-size-complex="12pt"/>
    </style:style>
    <style:style style:name="T321" style:family="text">
      <style:text-properties fo:font-size="12pt" officeooo:rsid="03c61749" style:font-size-asian="12pt" style:font-size-complex="12pt"/>
    </style:style>
    <style:style style:name="T322" style:family="text">
      <style:text-properties fo:font-size="12pt" officeooo:rsid="03c6c0e6" style:font-size-asian="12pt" style:font-size-complex="12pt"/>
    </style:style>
    <style:style style:name="T323" style:family="text">
      <style:text-properties fo:font-size="12pt" officeooo:rsid="03c7d2c6" style:font-size-asian="12pt" style:font-size-complex="12pt"/>
    </style:style>
    <style:style style:name="T324" style:family="text">
      <style:text-properties fo:font-size="12pt" officeooo:rsid="03c8d868" style:font-size-asian="12pt" style:font-size-complex="12pt"/>
    </style:style>
    <style:style style:name="T325" style:family="text">
      <style:text-properties fo:font-size="12pt" officeooo:rsid="03c98ce9" style:font-size-asian="12pt" style:font-size-complex="12pt"/>
    </style:style>
    <style:style style:name="T326" style:family="text">
      <style:text-properties fo:font-size="12pt" officeooo:rsid="03c9ffcf" style:font-size-asian="12pt" style:font-size-complex="12pt"/>
    </style:style>
    <style:style style:name="T327" style:family="text">
      <style:text-properties fo:font-size="12pt" officeooo:rsid="03cb562d" style:font-size-asian="12pt" style:font-size-complex="12pt"/>
    </style:style>
    <style:style style:name="T328" style:family="text">
      <style:text-properties fo:font-size="12pt" officeooo:rsid="03cf5e42" style:font-size-asian="12pt" style:font-size-complex="12pt"/>
    </style:style>
    <style:style style:name="T329" style:family="text">
      <style:text-properties fo:font-size="12pt" officeooo:rsid="03d0f6c2" style:font-size-asian="12pt" style:font-size-complex="12pt"/>
    </style:style>
    <style:style style:name="T330" style:family="text">
      <style:text-properties fo:font-size="12pt" officeooo:rsid="03d2def6" style:font-size-asian="12pt" style:font-size-complex="12pt"/>
    </style:style>
    <style:style style:name="T331" style:family="text">
      <style:text-properties fo:font-size="12pt" officeooo:rsid="03d42ef7" style:font-size-asian="12pt" style:font-size-complex="12pt"/>
    </style:style>
    <style:style style:name="T332" style:family="text">
      <style:text-properties fo:font-size="12pt" officeooo:rsid="03d57788" style:font-size-asian="12pt" style:font-size-complex="12pt"/>
    </style:style>
    <style:style style:name="T333" style:family="text">
      <style:text-properties fo:font-size="12pt" officeooo:rsid="03d5a30b" style:font-size-asian="12pt" style:font-size-complex="12pt"/>
    </style:style>
    <style:style style:name="T334" style:family="text">
      <style:text-properties fo:font-size="12pt" officeooo:rsid="03d61d12" style:font-size-asian="12pt" style:font-size-complex="12pt"/>
    </style:style>
    <style:style style:name="T335" style:family="text">
      <style:text-properties fo:font-size="12pt" officeooo:rsid="03d71497" style:font-size-asian="12pt" style:font-size-complex="12pt"/>
    </style:style>
    <style:style style:name="T336" style:family="text">
      <style:text-properties fo:font-size="12pt" officeooo:rsid="03d725eb" style:font-size-asian="12pt" style:font-size-complex="12pt"/>
    </style:style>
    <style:style style:name="T337" style:family="text">
      <style:text-properties fo:font-size="12pt" officeooo:rsid="03d8ad0f" style:font-size-asian="12pt" style:font-size-complex="12pt"/>
    </style:style>
    <style:style style:name="T338" style:family="text">
      <style:text-properties fo:font-size="12pt" officeooo:rsid="03d9754c" style:font-size-asian="12pt" style:font-size-complex="12pt"/>
    </style:style>
    <style:style style:name="T339" style:family="text">
      <style:text-properties fo:font-size="12pt" officeooo:rsid="03d982a8" style:font-size-asian="12pt" style:font-size-complex="12pt"/>
    </style:style>
    <style:style style:name="T340" style:family="text">
      <style:text-properties fo:font-size="12pt" officeooo:rsid="03dbd3c1" style:font-size-asian="12pt" style:font-size-complex="12pt"/>
    </style:style>
    <style:style style:name="T341" style:family="text">
      <style:text-properties fo:font-size="12pt" officeooo:rsid="03dd06f7" style:font-size-asian="12pt" style:font-size-complex="12pt"/>
    </style:style>
    <style:style style:name="T342" style:family="text">
      <style:text-properties fo:font-size="12pt" officeooo:rsid="03dea3ef" style:font-size-asian="12pt" style:font-size-complex="12pt"/>
    </style:style>
    <style:style style:name="T343" style:family="text">
      <style:text-properties fo:font-size="12pt" officeooo:rsid="03e07291" style:font-size-asian="12pt" style:font-size-complex="12pt"/>
    </style:style>
    <style:style style:name="T344" style:family="text">
      <style:text-properties fo:font-size="12pt" officeooo:rsid="03e127f5" style:font-size-asian="12pt" style:font-size-complex="12pt"/>
    </style:style>
    <style:style style:name="T345" style:family="text">
      <style:text-properties fo:font-size="12pt" officeooo:rsid="03e2b35b" style:font-size-asian="12pt" style:font-size-complex="12pt"/>
    </style:style>
    <style:style style:name="T346" style:family="text">
      <style:text-properties fo:font-size="12pt" officeooo:rsid="03e4235d" style:font-size-asian="12pt" style:font-size-complex="12pt"/>
    </style:style>
    <style:style style:name="T347" style:family="text">
      <style:text-properties fo:font-size="12pt" officeooo:rsid="03e56306" style:font-size-asian="12pt" style:font-size-complex="12pt"/>
    </style:style>
    <style:style style:name="T348" style:family="text">
      <style:text-properties fo:font-size="12pt" officeooo:rsid="03e7f019" style:font-size-asian="12pt" style:font-size-complex="12pt"/>
    </style:style>
    <style:style style:name="T349" style:family="text">
      <style:text-properties fo:font-size="12pt" officeooo:rsid="0409742d" style:font-size-asian="12pt" style:font-size-complex="12pt"/>
    </style:style>
    <style:style style:name="T350" style:family="text">
      <style:text-properties fo:font-size="12pt" officeooo:rsid="040c91c1" style:font-size-asian="12pt" style:font-size-complex="12pt"/>
    </style:style>
    <style:style style:name="T351" style:family="text">
      <style:text-properties fo:font-size="12pt" officeooo:rsid="040e1448" style:font-size-asian="12pt" style:font-size-complex="12pt"/>
    </style:style>
    <style:style style:name="T352" style:family="text">
      <style:text-properties fo:font-size="12pt" officeooo:rsid="040e9fe9" style:font-size-asian="12pt" style:font-size-complex="12pt"/>
    </style:style>
    <style:style style:name="T353" style:family="text">
      <style:text-properties fo:font-size="12pt" officeooo:rsid="041097a4" style:font-size-asian="12pt" style:font-size-complex="12pt"/>
    </style:style>
    <style:style style:name="T354" style:family="text">
      <style:text-properties fo:font-size="12pt" officeooo:rsid="0414bee3" style:font-size-asian="12pt" style:font-size-complex="12pt"/>
    </style:style>
    <style:style style:name="T355" style:family="text">
      <style:text-properties fo:font-size="12pt" officeooo:rsid="041660d7" style:font-size-asian="12pt" style:font-size-complex="12pt"/>
    </style:style>
    <style:style style:name="T356" style:family="text">
      <style:text-properties fo:font-size="12pt" officeooo:rsid="0416b3e7" style:font-size-asian="12pt" style:font-size-complex="12pt"/>
    </style:style>
    <style:style style:name="T357" style:family="text">
      <style:text-properties fo:font-size="12pt" officeooo:rsid="041aa8fe" style:font-size-asian="12pt" style:font-size-complex="12pt"/>
    </style:style>
    <style:style style:name="T358" style:family="text">
      <style:text-properties fo:font-size="12pt" officeooo:rsid="041b8a1c" style:font-size-asian="12pt" style:font-size-complex="12pt"/>
    </style:style>
    <style:style style:name="T359" style:family="text">
      <style:text-properties fo:font-size="12pt" officeooo:rsid="041c43ac" style:font-size-asian="12pt" style:font-size-complex="12pt"/>
    </style:style>
    <style:style style:name="T360" style:family="text">
      <style:text-properties fo:font-size="12pt" officeooo:rsid="041df06c" style:font-size-asian="12pt" style:font-size-complex="12pt"/>
    </style:style>
    <style:style style:name="T361" style:family="text">
      <style:text-properties fo:font-size="12pt" officeooo:rsid="0422fc12" style:font-size-asian="12pt" style:font-size-complex="12pt"/>
    </style:style>
    <style:style style:name="T362" style:family="text">
      <style:text-properties fo:font-size="12pt" officeooo:rsid="0423dd9b" style:font-size-asian="12pt" style:font-size-complex="12pt"/>
    </style:style>
    <style:style style:name="T363" style:family="text">
      <style:text-properties fo:font-size="12pt" officeooo:rsid="042695ca" style:font-size-asian="12pt" style:font-size-complex="12pt"/>
    </style:style>
    <style:style style:name="T364" style:family="text">
      <style:text-properties fo:font-size="12pt" officeooo:rsid="04287210" style:font-size-asian="12pt" style:font-size-complex="12pt"/>
    </style:style>
    <style:style style:name="T365" style:family="text">
      <style:text-properties fo:font-size="12pt" officeooo:rsid="04297e89" style:font-size-asian="12pt" style:font-size-complex="12pt"/>
    </style:style>
    <style:style style:name="T366" style:family="text">
      <style:text-properties fo:font-size="12pt" officeooo:rsid="042aa902" style:font-size-asian="12pt" style:font-size-complex="12pt"/>
    </style:style>
    <style:style style:name="T367" style:family="text">
      <style:text-properties fo:font-size="12pt" officeooo:rsid="042b6e97" style:font-size-asian="12pt" style:font-size-complex="12pt"/>
    </style:style>
    <style:style style:name="T368" style:family="text">
      <style:text-properties fo:font-size="12pt" officeooo:rsid="042bcc7a" style:font-size-asian="12pt" style:font-size-complex="12pt"/>
    </style:style>
    <style:style style:name="T369" style:family="text">
      <style:text-properties fo:font-size="12pt" officeooo:rsid="042d0800" style:font-size-asian="12pt" style:font-size-complex="12pt"/>
    </style:style>
    <style:style style:name="T370" style:family="text">
      <style:text-properties fo:font-size="12pt" officeooo:rsid="042ec9f5" style:font-size-asian="12pt" style:font-size-complex="12pt"/>
    </style:style>
    <style:style style:name="T371" style:family="text">
      <style:text-properties fo:font-size="12pt" officeooo:rsid="042ff2c0" style:font-size-asian="12pt" style:font-size-complex="12pt"/>
    </style:style>
    <style:style style:name="T372" style:family="text">
      <style:text-properties fo:font-size="12pt" officeooo:rsid="0431121a" style:font-size-asian="12pt" style:font-size-complex="12pt"/>
    </style:style>
    <style:style style:name="T373" style:family="text">
      <style:text-properties fo:font-size="12pt" officeooo:rsid="04325267" style:font-size-asian="12pt" style:font-size-complex="12pt"/>
    </style:style>
    <style:style style:name="T374" style:family="text">
      <style:text-properties fo:font-size="12pt" officeooo:rsid="04338e47" style:font-size-asian="12pt" style:font-size-complex="12pt"/>
    </style:style>
    <style:style style:name="T375" style:family="text">
      <style:text-properties fo:font-size="12pt" officeooo:rsid="043453f5" style:font-size-asian="12pt" style:font-size-complex="12pt"/>
    </style:style>
    <style:style style:name="T376" style:family="text">
      <style:text-properties fo:font-size="12pt" officeooo:rsid="0435a7ff" style:font-size-asian="12pt" style:font-size-complex="12pt"/>
    </style:style>
    <style:style style:name="T377" style:family="text">
      <style:text-properties fo:font-size="12pt" officeooo:rsid="043c29c8" style:font-size-asian="12pt" style:font-size-complex="12pt"/>
    </style:style>
    <style:style style:name="T378" style:family="text">
      <style:text-properties fo:font-size="12pt" officeooo:rsid="02420ad7" fo:background-color="#ffff00" loext:char-shading-value="0" style:font-size-asian="12pt" style:font-size-complex="12pt"/>
    </style:style>
    <style:style style:name="T379" style:family="text">
      <style:text-properties fo:font-size="12pt" officeooo:rsid="03716db0" fo:background-color="#ffff00" loext:char-shading-value="0" style:font-size-asian="12pt" style:font-size-complex="12pt"/>
    </style:style>
    <style:style style:name="T380" style:family="text">
      <style:text-properties fo:font-size="12pt" officeooo:rsid="02427e8b" fo:background-color="#ffff00" loext:char-shading-value="0" style:font-size-asian="12pt" style:font-size-complex="12pt"/>
    </style:style>
    <style:style style:name="T381" style:family="text">
      <style:text-properties fo:font-size="12pt" officeooo:rsid="03ad9f76" fo:background-color="#ffff00" loext:char-shading-value="0" style:font-size-asian="12pt" style:font-size-complex="12pt"/>
    </style:style>
    <style:style style:name="T382" style:family="text">
      <style:text-properties fo:font-size="12pt" officeooo:rsid="03b06698" fo:background-color="#ffff00" loext:char-shading-value="0" style:font-size-asian="12pt" style:font-size-complex="12pt"/>
    </style:style>
    <style:style style:name="T383" style:family="text">
      <style:text-properties fo:font-size="12pt" officeooo:rsid="03b50eaa" fo:background-color="#ffff00" loext:char-shading-value="0" style:font-size-asian="12pt" style:font-size-complex="12pt"/>
    </style:style>
    <style:style style:name="T384" style:family="text">
      <style:text-properties fo:font-size="12pt" officeooo:rsid="040798b6" fo:background-color="#ffff00" loext:char-shading-value="0" style:font-size-asian="12pt" style:font-size-complex="12pt"/>
    </style:style>
    <style:style style:name="T385" style:family="text">
      <style:text-properties fo:font-size="12pt" officeooo:rsid="0408bc40" fo:background-color="#ffff00" loext:char-shading-value="0" style:font-size-asian="12pt" style:font-size-complex="12pt"/>
    </style:style>
    <style:style style:name="T386" style:family="text">
      <style:text-properties fo:font-size="12pt" officeooo:rsid="03995f06" fo:background-color="#ffff00" loext:char-shading-value="0" style:font-size-asian="12pt" style:font-size-complex="12pt"/>
    </style:style>
    <style:style style:name="T387" style:family="text">
      <style:text-properties fo:font-size="12pt" officeooo:rsid="02f607c0" fo:background-color="#ffff00" loext:char-shading-value="0" style:font-size-asian="12pt" style:font-size-complex="12pt"/>
    </style:style>
    <style:style style:name="T388" style:family="text">
      <style:text-properties fo:font-size="12pt" officeooo:rsid="02f7fa0e" fo:background-color="#ffff00" loext:char-shading-value="0" style:font-size-asian="12pt" style:font-size-complex="12pt"/>
    </style:style>
    <style:style style:name="T389" style:family="text">
      <style:text-properties fo:font-size="12pt" officeooo:rsid="02fe35fc" fo:background-color="#ffff00" loext:char-shading-value="0" style:font-size-asian="12pt" style:font-size-complex="12pt"/>
    </style:style>
    <style:style style:name="T390" style:family="text">
      <style:text-properties fo:font-size="12pt" officeooo:rsid="02f85b71" fo:background-color="#ffff00" loext:char-shading-value="0" style:font-size-asian="12pt" style:font-size-complex="12pt"/>
    </style:style>
    <style:style style:name="T391" style:family="text">
      <style:text-properties fo:font-size="12pt" officeooo:rsid="02fb3864" fo:background-color="#ffff00" loext:char-shading-value="0" style:font-size-asian="12pt" style:font-size-complex="12pt"/>
    </style:style>
    <style:style style:name="T392" style:family="text">
      <style:text-properties fo:font-size="12pt" officeooo:rsid="02fd03d7" fo:background-color="#ffff00" loext:char-shading-value="0" style:font-size-asian="12pt" style:font-size-complex="12pt"/>
    </style:style>
    <style:style style:name="T393" style:family="text">
      <style:text-properties officeooo:rsid="00dbfb24"/>
    </style:style>
    <style:style style:name="T394" style:family="text">
      <style:text-properties officeooo:rsid="00e3583a"/>
    </style:style>
    <style:style style:name="T395" style:family="text">
      <style:text-properties officeooo:rsid="00e79c5d"/>
    </style:style>
    <style:style style:name="T396" style:family="text">
      <style:text-properties officeooo:rsid="0261e9aa"/>
    </style:style>
    <style:style style:name="T397" style:family="text">
      <style:text-properties officeooo:rsid="031b26ee"/>
    </style:style>
    <style:style style:name="T398" style:family="text">
      <style:text-properties officeooo:rsid="032b8d7f"/>
    </style:style>
    <style:style style:name="T399" style:family="text">
      <style:text-properties officeooo:rsid="0344da79"/>
    </style:style>
    <style:style style:name="T400" style:family="text">
      <style:text-properties officeooo:rsid="0359951f"/>
    </style:style>
    <style:style style:name="T401" style:family="text">
      <style:text-properties officeooo:rsid="043698a5"/>
    </style:style>
    <style:style style:name="T402" style:family="text">
      <style:text-properties officeooo:rsid="044303c7"/>
    </style:style>
    <style:style style:name="T403" style:family="text">
      <style:text-properties fo:font-weight="bold" officeooo:rsid="04445cb8" style:font-weight-asian="bold" style:font-weight-complex="bold"/>
    </style:style>
    <style:style style:name="T404" style:family="text">
      <style:text-properties officeooo:rsid="0458bc80"/>
    </style:style>
    <style:style style:name="T405" style:family="text">
      <style:text-properties officeooo:rsid="046f55c2"/>
    </style:style>
    <style:style style:name="T406" style:family="text">
      <style:text-properties officeooo:rsid="04776426"/>
    </style:style>
    <style:style style:name="T407" style:family="text">
      <style:text-properties officeooo:rsid="04895252"/>
    </style:style>
    <style:style style:name="T408" style:family="text">
      <style:text-properties officeooo:rsid="04abaf65"/>
    </style:style>
    <style:style style:name="T409" style:family="text">
      <style:text-properties officeooo:rsid="04bdf22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fo:font-family="StarSymbol" style:font-charset="x-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fo:font-family="StarSymbol" style:font-charset="x-symbol"/>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1"><draw:frame draw:style-name="fr1" draw:name="Image1" text:anchor-type="paragraph" svg:x="3.7102in" svg:y="0.1681in" svg:width="1.3866in" svg:height="0.8217in" draw:z-index="1"><draw:image xlink:href="Pictures/10000201000000CE0000007A2D862592B44B918A.png" xlink:type="simple" xlink:show="embed" xlink:actuate="onLoad"/></draw:frame></text:p>
      <text:p text:style-name="P4"><draw:frame draw:style-name="fr2" draw:name="graphics1" text:anchor-type="paragraph" svg:x="1.1791in" svg:y="0.0028in" svg:width="1.9598in" style:rel-width="scale" svg:height="0.7866in" style:rel-height="scale" draw:z-index="0"><draw:image xlink:href="Pictures/10000201000004B0000001B129847CADE5F69EDB.png" xlink:type="simple" xlink:show="embed" xlink:actuate="onLoad"/></draw:frame><text:span text:style-name="Police_20_par_20_défaut"><text:span text:style-name="T1"/></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Stage</text:p>
      <text:p text:style-name="P9">Cool</text:p>
      <text:p text:style-name="P2"/>
      <text:p text:style-name="P1">GANZA Mykhailo</text:p>
      <text:p text:style-name="P1">M2 GEII</text:p>
      <text:p text:style-name="Text_20_body"/>
      <text:p text:style-name="Text_20_body">Dévelop<text:span text:style-name="T4">pement d'un outil d'exploration des séries temporelles provenant de différentes sources</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pan text:style-name="Police_20_par_20_défaut"><text:span text:style-name="T2"><text:tab/><text:tab/><text:tab/><text:tab/><text:tab/> <text:s text:c="56"/></text:span></text:span></text:p>
      <text:p text:style-name="P4"><text:span text:style-name="Police_20_par_20_défaut"><text:span text:style-name="T2"/></text:span></text:p>
      <text:p text:style-name="P4"><text:span text:style-name="Police_20_par_20_défaut"><text:span text:style-name="T2"/></text:span></text:p>
      <text:p text:style-name="P4"><text:span text:style-name="Police_20_par_20_défaut"><text:span text:style-name="T2"/></text:span></text:p>
      <text:p text:style-name="P4"><text:span text:style-name="Police_20_par_20_défaut"><text:span text:style-name="T2"><text:tab/><text:tab/><text:tab/><text:tab/><text:tab/><text:tab/><text:tab/><text:tab/><text:tab/><text:tab/></text:span></text:span></text:p>
      <text:p text:style-name="P4"><text:span text:style-name="Police_20_par_20_défaut"><text:span text:style-name="T2"><text:tab/><text:tab/><text:tab/><text:tab/><text:tab/><text:tab/><text:tab/><text:tab/><text:tab/><text:tab/> </text:span></text:span></text:p>
      <text:p text:style-name="P4"><text:span text:style-name="Police_20_par_20_défaut"><text:span text:style-name="T2"/></text:span></text:p>
      <text:p text:style-name="P4"><text:span text:style-name="Police_20_par_20_défaut"><text:span text:style-name="T2"><text:tab/><text:tab/><text:tab/><text:tab/><text:tab/><text:tab/><text:tab/><text:tab/><text:tab/><text:tab/><text:tab/> </text:span></text:span><text:span text:style-name="Police_20_par_20_défaut"><text:span text:style-name="T2"><text:date style:data-style-name="N37" text:date-value="2015-12-03T00:32:57.688584546" text:fixed="true">03/12/15</text:date></text:span></text:span></text:p>
      <text:p text:style-name="P6"><text:span text:style-name="Police_20_par_20_défaut"><text:span text:style-name="T3">Remerciements</text:span></text:span></text:p>
      <text:h text:style-name="P29" text:outline-level="1">Introduction</text:h>
      <text:table-of-content text:style-name="Sect1" text:name="_TOC3">
        <text:table-of-content-source text:outline-level="9">
          <text:index-title-template text:style-name="Contents_20_Heading">Table des matières</text:index-title-template>
          <text:table-of-content-entry-template text:outline-level="1" text:style-name="Normal">
            <text:index-entry-chapter/>
            <text:index-entry-text/>
            <text:index-entry-tab-stop style:type="right" style:leader-char="."/>
            <text:index-entry-page-number/>
          </text:table-of-content-entry-template>
          <text:table-of-content-entry-template text:outline-level="2" text:style-name="Normal">
            <text:index-entry-span>    </text:index-entry-span>
            <text:index-entry-chapter/>
            <text:index-entry-text/>
            <text:index-entry-tab-stop style:type="right" style:leader-char="."/>
            <text:index-entry-page-number/>
          </text:table-of-content-entry-template>
          <text:table-of-content-entry-template text:outline-level="3" text:style-name="Normal">
            <text:index-entry-span>        </text:index-entry-span>
            <text:index-entry-chapter/>
            <text:index-entry-text/>
            <text:index-entry-tab-stop style:type="right" style:leader-char="."/>
            <text:index-entry-page-number/>
          </text:table-of-content-entry-template>
          <text:table-of-content-entry-template text:outline-level="4" text:style-name="Normal">
            <text:index-entry-tab-stop style:type="left" style:position="0in" style:leader-char=" "/>
            <text:index-entry-text/>
            <text:index-entry-tab-stop style:type="right" style:leader-char="."/>
            <text:index-entry-page-number/>
          </text:table-of-content-entry-template>
          <text:table-of-content-entry-template text:outline-level="5" text:style-name="Normal">
            <text:index-entry-tab-stop style:type="left" style:position="0in" style:leader-char=" "/>
            <text:index-entry-text/>
            <text:index-entry-tab-stop style:type="right" style:leader-char="."/>
            <text:index-entry-page-number/>
          </text:table-of-content-entry-template>
          <text:table-of-content-entry-template text:outline-level="6" text:style-name="Normal">
            <text:index-entry-tab-stop style:type="left" style:position="0in" style:leader-char=" "/>
            <text:index-entry-text/>
            <text:index-entry-tab-stop style:type="right" style:leader-char="."/>
            <text:index-entry-page-number/>
          </text:table-of-content-entry-template>
          <text:table-of-content-entry-template text:outline-level="7" text:style-name="Normal">
            <text:index-entry-tab-stop style:type="left" style:position="0in" style:leader-char=" "/>
            <text:index-entry-text/>
            <text:index-entry-tab-stop style:type="right" style:leader-char="."/>
            <text:index-entry-page-number/>
          </text:table-of-content-entry-template>
          <text:table-of-content-entry-template text:outline-level="8" text:style-name="Normal">
            <text:index-entry-tab-stop style:type="left" style:position="0in" style:leader-char=" "/>
            <text:index-entry-text/>
            <text:index-entry-tab-stop style:type="right" style:leader-char="."/>
            <text:index-entry-page-number/>
          </text:table-of-content-entry-template>
          <text:table-of-content-entry-template text:outline-level="9" text:style-name="Normal">
            <text:index-entry-tab-stop style:type="left" style:position="0in" style:leader-char=" "/>
            <text:index-entry-text/>
            <text:index-entry-tab-stop style:type="right" style:leader-char="."/>
            <text:index-entry-page-number/>
          </text:table-of-content-entry-template>
          <text:table-of-content-entry-template text:outline-level="10" text:style-name="Contents_20_10">
            <text:index-entry-tab-stop style:type="left" style:position="0in" style:leader-char=" "/>
            <text:index-entry-text/>
            <text:index-entry-tab-stop style:type="right" style:leader-char="."/>
            <text:index-entry-page-number/>
          </text:table-of-content-entry-template>
        </text:table-of-content-source>
        <text:index-body>
          <text:index-title text:style-name="Sect1" text:name="_TOC3_Head">
            <text:p text:style-name="P8">Table des matières</text:p>
          </text:index-title>
          <text:p text:style-name="P27">Introduction<text:tab/>3</text:p>
          <text:p text:style-name="P27">Chapitre 1 : Présentation<text:tab/>5</text:p>
          <text:p text:style-name="P27"><text:s text:c="4"/>1 Présentation de l’entreprise<text:tab/>5</text:p>
          <text:p text:style-name="P27"><text:s text:c="4"/>2 Présentation de contexte de stage<text:tab/>5</text:p>
          <text:p text:style-name="P27"><text:s text:c="8"/>2.1 IoT<text:tab/>5</text:p>
          <text:p text:style-name="P27"><text:s text:c="8"/>2.2 Analyse des données<text:tab/>6</text:p>
          <text:p text:style-name="P27"><text:s text:c="8"/>2.3 Séries temporelles<text:tab/>7</text:p>
          <text:p text:style-name="P27">Chapitre 2 : Étude de problématique<text:tab/>7</text:p>
          <text:p text:style-name="P27"><text:s text:c="4"/>1 Objectif initial<text:tab/>7</text:p>
          <text:p text:style-name="P27"><text:s text:c="4"/>2 Première approche<text:tab/>7</text:p>
          <text:p text:style-name="P27"><text:s text:c="4"/>3 DC.js<text:tab/>7</text:p>
          <text:p text:style-name="P27"><text:s text:c="4"/>4 Concrétisation de l'objectif<text:tab/>7</text:p>
          <text:p text:style-name="P27">Chapitre 3 : Travail réalisé<text:tab/>8</text:p>
          <text:p text:style-name="P27"><text:s text:c="4"/>1 Module d’exploration<text:tab/>8</text:p>
          <text:p text:style-name="P27"><text:s text:c="8"/>1.1 Choix technologiques<text:tab/>8</text:p>
          <text:p text:style-name="P27"><text:s text:c="8"/>1.2 Première approche<text:tab/>8</text:p>
          <text:p text:style-name="P27"><text:s text:c="8"/>1.3 Fonctionnalités réalisées<text:tab/>8</text:p>
          <text:p text:style-name="P27"><text:s text:c="8"/>1.4 Problèmes rencontrées, futur évolutions<text:tab/>8</text:p>
          <text:p text:style-name="P27"><text:s text:c="4"/>2 Outil de visualisation<text:tab/>8</text:p>
          <text:p text:style-name="P27"><text:s text:c="8"/>2.1 Choix technologiques<text:tab/>8</text:p>
          <text:p text:style-name="P27"><text:s text:c="8"/>2.2 Librairies de visualisation<text:tab/>8</text:p>
          <text:p text:style-name="P27"><text:s text:c="8"/>2.3 Fonctionnalités réalisées<text:tab/>8</text:p>
          <text:p text:style-name="P27"><text:s text:c="8"/>2.4 Problèmes, futurs évolutions<text:tab/>8</text:p>
          <text:p text:style-name="P27">Chapitre 4 : Bilan de stage<text:tab/>8</text:p>
          <text:p text:style-name="P27">Bibliographie<text:tab/>8</text:p>
        </text:index-body>
      </text:table-of-content>
      <text:p text:style-name="P5"/>
      <text:h text:style-name="P29" text:outline-level="1">Chapitre 1 : Présentation</text:h>
      <text:h text:style-name="P38" text:outline-level="2">Présentation de l’entreprise</text:h>
      <text:p text:style-name="P12">Présenter Maya</text:p>
      <text:p text:style-name="P17"/>
      <text:h text:style-name="Heading_20_2" text:outline-level="2">Présentation de contexte de stage</text:h>
      <text:h text:style-name="P37" text:outline-level="3">IoT</text:h>
      <text:p text:style-name="P13"><text:span text:style-name="T5"><text:tab/>IoT, Internet of Things, </text:span><text:span text:style-name="T150">(</text:span><text:span text:style-name="T5">internet des objets, </text:span><text:span text:style-name="T150">objets </text:span><text:span text:style-name="T267">connectées</text:span><text:span text:style-name="T151">)</text:span><text:span text:style-name="T5"> </text:span><text:span text:style-name="T6">est un</text:span><text:span text:style-name="T7">e </text:span><text:span text:style-name="T12">extension d'internet </text:span><text:span text:style-name="T149">classique </text:span><text:span text:style-name="T152">(« </text:span><text:span text:style-name="T153">un </text:span><text:span text:style-name="T152">réseau des </text:span><text:span text:style-name="T154">réseaux</text:span><text:span text:style-name="T152"> »)</text:span><text:span text:style-name="T12"> vers le monde physique </text:span><text:span text:style-name="T156">grâce</text:span><text:span text:style-name="T155"> aux</text:span><text:span text:style-name="T13"> </text:span><text:span text:style-name="T157">systèmes </text:span><text:span text:style-name="T268">embarquées.</text:span><text:span text:style-name="T7"> </text:span><text:span text:style-name="T16">La </text:span><text:span text:style-name="T18">plupart</text:span><text:span text:style-name="T16"> des temps </text:span><text:span text:style-name="T17">ces </text:span><text:span text:style-name="T158">systèmes </text:span><text:span text:style-name="T20">réalisent </text:span><text:span text:style-name="T21">l’acquisition</text:span><text:span text:style-name="T17"> des </text:span><text:span text:style-name="T159">données </text:span><text:span text:style-name="T198">de</text:span><text:span text:style-name="T18"> leur </text:span><text:span text:style-name="T19">environnement </text:span><text:span text:style-name="T160">qui sont ensuite </text:span><text:span text:style-name="T269">partagée</text:span><text:span text:style-name="T160"> </text:span><text:span text:style-name="T161">via réseaux</text:span><text:span text:style-name="T19">.</text:span><text:span text:style-name="T18"> </text:span><text:span text:style-name="T14">L'exemple d'un objet </text:span><text:span text:style-name="T270">connecte</text:span><text:span text:style-name="T8"> peut </text:span><text:span text:style-name="T9">être un moniteur de fréquence cardiaque, </text:span><text:span text:style-name="T15">ou </text:span><text:span text:style-name="T9">un capteur de luminosité connecté, </text:span><text:span text:style-name="T162">smartphone, etc</text:span><text:span text:style-name="T10">. Peu importe quel équipement </text:span><text:span text:style-name="T163">électronique</text:span><text:span text:style-name="T10"> ayant une adresse IP, et la possibilité d'échanger des données via réseau, peu</text:span><text:span text:style-name="T271">t</text:span><text:span text:style-name="T10"> être considéré comme un </text:span><text:span text:style-name="T11">acteur dans l'</text:span><text:span text:style-name="T99">IoT</text:span><text:span text:style-name="T11">.</text:span></text:p>
      <text:p text:style-name="P14"><text:span text:style-name="T5"><text:tab/></text:span><text:span text:style-name="T49">L</text:span><text:span text:style-name="T22">e concept d</text:span><text:span text:style-name="T23">e connexion </text:span><text:span text:style-name="T25">à internet</text:span><text:span text:style-name="T23"> des </text:span><text:span text:style-name="T24">équipement</text:span><text:span text:style-name="T26">s</text:span><text:span text:style-name="T24"> électronique</text:span><text:span text:style-name="T26">s</text:span><text:span text:style-name="T24"> pour fournir </text:span><text:span text:style-name="T27">certains données </text:span><text:span text:style-name="T100">est</text:span><text:span text:style-name="T50"> </text:span><text:span text:style-name="T29">apparu </text:span><text:span text:style-name="T164">pour la </text:span><text:span text:style-name="T165">première</text:span><text:span text:style-name="T164"> fois</text:span><text:span text:style-name="T28"> à 1982 </text:span><text:span text:style-name="T30">à</text:span><text:span text:style-name="T28"> l'Univeristé Carnegie-Mellon (états-Unis). </text:span><text:span text:style-name="T31">Il </text:span><text:span text:style-name="T165">s’agisse</text:span><text:span text:style-name="T31"> d'un bricolage </text:span><text:span text:style-name="T32">d</text:span><text:span text:style-name="T101">e</text:span><text:span text:style-name="T32"> distributeur de Coca Cola </text:span><text:span text:style-name="T33">pour sonder </text:span><text:span text:style-name="T51">à distance (via réseau APRANET)</text:span><text:span text:style-name="T33"> la </text:span><text:span text:style-name="T34">présence </text:span><text:span text:style-name="T48">(</text:span><text:span text:style-name="T34">ou absence</text:span><text:span text:style-name="T48">) </text:span><text:span text:style-name="T199">et la </text:span><text:span text:style-name="T272">température</text:span><text:span text:style-name="T34"> des </text:span><text:span text:style-name="T35">bouteilles</text:span><text:span text:style-name="T34"> de coca dans la machine</text:span><text:span text:style-name="T34"><text:note text:id="ftn1" text:note-class="footnote"><text:note-citation>1</text:note-citation><text:note-body><text:p text:style-name="P21">https://www.cs.cmu.edu/~coke/history_long.txt</text:p></text:note-body></text:note></text:span><text:span text:style-name="T34">. </text:span><text:span text:style-name="T102">Ensuite, d</text:span><text:span text:style-name="T36">epuis les années 1999 </text:span><text:span text:style-name="T37">le domaine des objets </text:span><text:span text:style-name="T38">connectées</text:span><text:span text:style-name="T37"> à commencée de prendre d'ampleur avec </text:span><text:span text:style-name="T39">la présentation par Bill Joy (</text:span><text:span text:style-name="T40">Unix BSD</text:span><text:span text:style-name="T39">) </text:span><text:span text:style-name="T41">d'un protocole </text:span><text:span text:style-name="T42">de communication</text:span><text:span text:style-name="T41"> D2D </text:span><text:span text:style-name="T43">(Devi</text:span><text:span text:style-name="T44">c</text:span><text:span text:style-name="T43">e to Device) </text:span><text:span text:style-name="T41">: </text:span><text:span text:style-name="T45">un réseau des capteurs </text:span><text:span text:style-name="T46">qui vont « fusionner le</text:span><text:span text:style-name="T47">s systèmes embarquées avec la vie quotidienne »</text:span><text:span text:style-name="T47"><text:note text:id="ftn2" text:note-class="footnote"><text:note-citation>2</text:note-citation><text:note-body><text:p text:style-name="P22">https://www.technologyreview.com/s/404694/etc-bill-joys-six-webs/</text:p></text:note-body></text:note></text:span><text:span text:style-name="T47">. </text:span><text:span text:style-name="T166">En même année </text:span><text:span text:style-name="T167">le terme « Internet of Things » a été </text:span><text:span text:style-name="T168">inventée par </text:span><text:span text:style-name="T169">Kevin Ashton</text:span><text:span text:style-name="T169"><text:note text:id="ftn3" text:note-class="footnote"><text:note-citation>3</text:note-citation><text:note-body><text:p text:style-name="P25">http://www.rfidjournal.com/articles/view?4986</text:p></text:note-body></text:note></text:span><text:span text:style-name="T169">. </text:span><text:span text:style-name="T170">Un autre </text:span><text:span text:style-name="T172">éventement</text:span><text:span text:style-name="T171"> important dans l'histoire d'IoT </text:span><text:span text:style-name="T173">est la création en 2005 d'une carte Arduino, </text:span><text:span text:style-name="T174">qui avait beaucoup d'impact sur </text:span><text:span text:style-name="T175">le</text:span><text:span text:style-name="T176">s objets </text:span><text:span text:style-name="T177">connectées</text:span><text:span text:style-name="T177"><text:note text:id="ftn4" text:note-class="footnote"><text:note-citation>4</text:note-citation><text:note-body><text:p text:style-name="P26">http://www.forbes.com/sites/gilpress/2014/06/18/a-very-short-history-of-the-internet-of-things/3/#540eb98143c5</text:p></text:note-body></text:note></text:span><text:span text:style-name="T177">, </text:span><text:span text:style-name="T200">surtout pour les amateurs de domotique</text:span><text:span text:style-name="T177">.</text:span><text:span text:style-name="T171"> </text:span><text:span text:style-name="T177">Depuis les années 2013 le</text:span><text:span text:style-name="T52"> </text:span><text:span text:style-name="T56">marche</text:span><text:span text:style-name="T53"> </text:span><text:span text:style-name="T54">d</text:span><text:span text:style-name="T178">'IoT</text:span><text:span text:style-name="T54"> est </text:span><text:span text:style-name="T55">en plein expansion </text:span><text:span text:style-name="T56">avec </text:span><text:span text:style-name="T57">la croissance </text:span><text:span text:style-name="T60">grandiose</text:span><text:span text:style-name="T57"> des </text:span><text:span text:style-name="T58">smartphones, </text:span><text:span text:style-name="T61">montres </text:span><text:span text:style-name="T103">connectés</text:span><text:span text:style-name="T61">, </text:span><text:span text:style-name="T58">capteurs cardiaques, différentes sortes des objets « smart » </text:span><text:span text:style-name="T62">ayant une connexion internet</text:span><text:span text:style-name="T58">. </text:span><text:span text:style-name="T75">Et </text:span><text:span text:style-name="T76">de plus en plus des acteurs principales d'industrie </text:span><text:span text:style-name="T77">numérique</text:span><text:span text:style-name="T76"> (Google, Samsung, etc) </text:span><text:span text:style-name="T78">participe</text:span><text:span text:style-name="T103">nt</text:span><text:span text:style-name="T78"> pour </text:span><text:span text:style-name="T179">apporter des innovation et gagner une marge de </text:span><text:span text:style-name="T180">se secteur</text:span><text:span text:style-name="T78">.</text:span></text:p>
      <text:p text:style-name="P14"><text:span text:style-name="T58"><text:tab/></text:span><text:span text:style-name="T72">L</text:span><text:span text:style-name="T104">es objets connectées ont pénétrées différentes </text:span><text:span text:style-name="T105">domaines </text:span><text:span text:style-name="T106">remplissant di</text:span><text:span text:style-name="T273">vers </text:span><text:span text:style-name="T106">tâches. Les plus notables sont la médecine (« santé connectée ») </text:span><text:span text:style-name="T107">où </text:span><text:span text:style-name="T108">les objets </text:span><text:span text:style-name="T109">connectées</text:span><text:span text:style-name="T108"> sont utilisées pour </text:span><text:span text:style-name="T113">le monitoring</text:span><text:span text:style-name="T110"> en temps réel </text:span><text:span text:style-name="T111">d</text:span><text:span text:style-name="T110">es </text:span><text:span text:style-name="T111">indices de santé d'un patient.</text:span><text:span text:style-name="T110"> </text:span><text:span text:style-name="T114">Un autre domaine important </text:span><text:span text:style-name="T117">d'IoT </text:span><text:span text:style-name="T114">est la domotique, avec toute une panoplie des capteurs de luminosité, vidéosurveillance, </text:span><text:span text:style-name="T115">frigos </text:span><text:soft-page-break/><text:span text:style-name="T116">connectées</text:span><text:span text:style-name="T115">, etc</text:span><text:span text:style-name="T114">. </text:span><text:span text:style-name="T119">Un autre exemple d'application des objets </text:span><text:span text:style-name="T181">connectées</text:span><text:span text:style-name="T119"> </text:span><text:span text:style-name="T122">sont</text:span><text:span text:style-name="T120"> </text:span><text:span text:style-name="T122">les capteur</text:span><text:span text:style-name="T181">s</text:span><text:span text:style-name="T122"> </text:span><text:span text:style-name="T182">environnementaux</text:span><text:span text:style-name="T120">, qui </text:span><text:span text:style-name="T121">observe</text:span><text:span text:style-name="T123">nt l'état de certains grandeurs physiques (qualité de l'eau, </text:span><text:span text:style-name="T201">indices</text:span><text:span text:style-name="T123"> de séisme)</text:span><text:span text:style-name="T121"> </text:span><text:span text:style-name="T124">pour un but </text:span><text:span text:style-name="T203">préventive</text:span><text:span text:style-name="T202"> et</text:span><text:span text:style-name="T124"> protection </text:span><text:span text:style-name="T183">d’environnementalement.</text:span></text:p>
      <text:p text:style-name="P16"><text:span text:style-name="T118"><text:tab/></text:span><text:span text:style-name="T93">Vue l</text:span><text:span text:style-name="T125">e nombre des applications </text:span><text:span text:style-name="T126">possibles</text:span><text:span text:style-name="T93"> </text:span><text:span text:style-name="T127">et la </text:span><text:span text:style-name="T93">quantité des objets connectées </text:span><text:span text:style-name="T128">actuel</text:span><text:span text:style-name="T93"> </text:span><text:span text:style-name="T94">(</text:span><text:span text:style-name="T96">6.4</text:span><text:span text:style-name="T94"> </text:span><text:span text:style-name="T95">m</text:span><text:span text:style-name="T96">illiard </text:span><text:span text:style-name="T97">objets</text:span><text:span text:style-name="T94"> </text:span><text:span text:style-name="T130">prévus</text:span><text:span text:style-name="T129"> pour</text:span><text:span text:style-name="T94"> 2016</text:span><text:span text:style-name="T94"><text:note text:id="ftn5" text:note-class="footnote"><text:note-citation>5</text:note-citation><text:note-body><text:p text:style-name="P23">http://www.gartner.com/newsroom/id/3165317</text:p></text:note-body></text:note></text:span><text:span text:style-name="T94">) </text:span><text:span text:style-name="T131">une des évolutions </text:span><text:span text:style-name="T132">logique</text:span><text:span text:style-name="T203">s</text:span><text:span text:style-name="T132"> est </text:span><text:span text:style-name="T133">la </text:span><text:span text:style-name="T134">standardisation </text:span><text:span text:style-name="T135">d'IoT</text:span><text:span text:style-name="T134">.</text:span><text:span text:style-name="T133"> </text:span><text:span text:style-name="T134">Sachant que le principe </text:span><text:span text:style-name="T138">même</text:span><text:span text:style-name="T134"> de </text:span><text:span text:style-name="T136">fonctionnement</text:span><text:span text:style-name="T134"> d'internet est basé sur l'utilisation des mêmes protocoles </text:span><text:span text:style-name="T137">standards</text:span><text:span text:style-name="T134"> par toutes les équipements, </text:span><text:span text:style-name="T183">les objets </text:span><text:span text:style-name="T274">connectes</text:span><text:span text:style-name="T183"> pour être considéré comme des vrais « objets d'internet », doivent être standardisées, </text:span><text:span text:style-name="T187">et </text:span><text:span text:style-name="T188">être capables de s</text:span><text:span text:style-name="T189">e parler entre eux</text:span><text:span text:style-name="T183">. </text:span><text:span text:style-name="T274">Actuellement</text:span><text:span text:style-name="T184"> la </text:span><text:span text:style-name="T274">communication</text:span><text:span text:style-name="T184"> des objets </text:span><text:span text:style-name="T274">connectées</text:span><text:span text:style-name="T184"> est basée sure les protocoles </text:span><text:span text:style-name="T185">définis </text:span><text:span text:style-name="T288">et standard comme</text:span><text:span text:style-name="T185"> TCP/IP, HTTP, etc. </text:span><text:span text:style-name="T186">Mais </text:span><text:span text:style-name="T190">au dessous des protocoles </text:span><text:span text:style-name="T191">connus, dans un couche des données métier, </text:span><text:span text:style-name="T192">le protocole de communication entre les objets </text:span><text:span text:style-name="T275">connectées</text:span><text:span text:style-name="T193"> n'est pas </text:span><text:span text:style-name="T289">du tout homogene </text:span><text:span text:style-name="T290">d'un solution à autre</text:span><text:span text:style-name="T193">. </text:span><text:span text:style-name="T378">Les protocoles de niveau le plus haut sont </text:span><text:span text:style-name="T379">différent</text:span><text:span text:style-name="T378"> d'une solution à autre et </text:span><text:span text:style-name="T380">sont </text:span><text:span text:style-name="T379">très</text:span><text:span text:style-name="T380"> </text:span><text:span text:style-name="T379">homogènes.</text:span><text:span text:style-name="T190"> </text:span><text:span text:style-name="T277">Par exemple, l</text:span><text:span text:style-name="T281">a natu</text:span><text:span text:style-name="T283">r</text:span><text:span text:style-name="T281">e </text:span><text:span text:style-name="T282">des</text:span><text:span text:style-name="T277"> </text:span><text:span text:style-name="T278">données échangée</text:span><text:span text:style-name="T279">s</text:span><text:span text:style-name="T278"> par </text:span><text:span text:style-name="T279">un réseau </text:span><text:span text:style-name="T280">des </text:span><text:span text:style-name="T281">capteurs de lumin</text:span><text:span text:style-name="T284">osité et </text:span><text:span text:style-name="T285">une infrastructure des frigo</text:span><text:span text:style-name="T286">s</text:span><text:span text:style-name="T285"> </text:span><text:span text:style-name="T286">connectées</text:span><text:span text:style-name="T285"> </text:span><text:span text:style-name="T291">est</text:span><text:span text:style-name="T285"> </text:span><text:span text:style-name="T287">complètement</text:span><text:span text:style-name="T285"> </text:span><text:span text:style-name="T287">différente.</text:span><text:span text:style-name="T277"> </text:span><text:span text:style-name="T194">Il y a </text:span><text:span text:style-name="T195">un besoin d'un langage </text:span><text:span text:style-name="T276">standard</text:span><text:span text:style-name="T195"> pour toutes les objets </text:span><text:span text:style-name="T275">connectes, </text:span><text:span text:style-name="T292">malgré le fournisseur,</text:span><text:span text:style-name="T195"> puissent se parler entre eux</text:span><text:span text:style-name="T139">. </text:span><text:span text:style-name="T140">Une des avancement dans cet domaine est </text:span><text:span text:style-name="T141">le système EPC</text:span><text:span text:style-name="T141"><text:note text:id="ftn6" text:note-class="footnote"><text:note-citation>6</text:note-citation><text:note-body><text:p text:style-name="P24">https://fr.wikipedia.org/wiki/Code_produit_%C3%A9lectronique</text:p></text:note-body></text:note></text:span><text:span text:style-name="T141">, </text:span><text:span text:style-name="T142">qui </text:span><text:span text:style-name="T143">en perspective pourra être utilisée </text:span><text:span text:style-name="T144">comme une </text:span><text:span text:style-name="T196">base</text:span><text:span text:style-name="T144"> commun </text:span><text:span text:style-name="T196">pour développer un tel langage </text:span><text:span text:style-name="T293">universel</text:span><text:span text:style-name="T148">.</text:span></text:p>
      <text:p text:style-name="P15"><text:span text:style-name="T58"><text:tab/></text:span><text:span text:style-name="T73">Il est important de préciser que l</text:span><text:span text:style-name="T68">'IoT </text:span><text:span text:style-name="T69">ne correspond pas à une seule </text:span><text:span text:style-name="T81">technologie</text:span><text:span text:style-name="T69">, il s'agit </text:span><text:span text:style-name="T70">plutôt</text:span><text:span text:style-name="T69"> d'une systèmes des systèmes, </text:span><text:span text:style-name="T82">u</text:span><text:span text:style-name="T79">ne infrastructure </text:span><text:span text:style-name="T87">des</text:span><text:span text:style-name="T79"> </text:span><text:span text:style-name="T80">plusieurs</text:span><text:span text:style-name="T79"> tiers.</text:span><text:span text:style-name="T69"> </text:span><text:span text:style-name="T88">Et comme le</text:span><text:span text:style-name="T89">s objets </text:span><text:span text:style-name="T90">connectées</text:span><text:span text:style-name="T89"> </text:span><text:span text:style-name="T204">sont</text:span><text:span text:style-name="T84"> en plein </text:span><text:span text:style-name="T85">développement</text:span><text:span text:style-name="T86">, l</text:span><text:span text:style-name="T71">a panoplie d</text:span><text:span text:style-name="T91">es secteurs pour </text:span><text:span text:style-name="T197">R&amp;D</text:span><text:span text:style-name="T74"> est </text:span><text:span text:style-name="T112">très</text:span><text:span text:style-name="T74"> vaste</text:span><text:span text:style-name="T59"> : </text:span><text:span text:style-name="T60">développement des microprocesseurs </text:span><text:span text:style-name="T63">et cartes spécifiques (ex : Inte</text:span><text:span text:style-name="T64">l</text:span><text:span text:style-name="T63"> Edison), </text:span><text:span text:style-name="T83">différentes</text:span><text:span text:style-name="T65"> sortes des capteurs miniaturisées </text:span><text:span text:style-name="T66">(ex : accéléromètre, thermomètre etc), </text:span><text:span text:style-name="T67">solutions middleware, </text:span><text:span text:style-name="T112">sécurité</text:span><text:span text:style-name="T92"> des données, etc.</text:span><text:span text:style-name="T98"> </text:span><text:span text:style-name="T145">Une des autres aspects importantes de </text:span><text:span text:style-name="T146">l'IoT est </text:span><text:span text:style-name="T147">l</text:span><text:span text:style-name="T206">'</text:span><text:span text:style-name="T207">analyse</text:span><text:span text:style-name="T147"> de données </text:span><text:span text:style-name="T205">acquis</text:span><text:span text:style-name="T147">.</text:span></text:p>
      <text:h text:style-name="P37" text:outline-level="3"><text:span text:style-name="T396">Analyse</text:span> des données</text:h>
      <text:p text:style-name="Text_20_body"><text:span text:style-name="T5"><text:tab/></text:span><text:span text:style-name="T294">L'aspect d'analyse données dans l'IoT prend de plus en plus d'ampleur. </text:span><text:span text:style-name="T295">Les informations acquis ont beaucoup de </text:span><text:span text:style-name="T297">valeur</text:span><text:span text:style-name="T295">, </text:span><text:span text:style-name="T296">car </text:span><text:span text:style-name="T297">ils peuvent être analysée</text:span><text:span text:style-name="T302">s</text:span><text:span text:style-name="T297"> </text:span><text:span text:style-name="T299">afin</text:span><text:span text:style-name="T298"> de tirer </text:span><text:span text:style-name="T300">des indices importantes pour </text:span><text:span text:style-name="T301">la prise des </text:span><text:span text:style-name="T303">décisions</text:span><text:span text:style-name="T386"> </text:span><text:span text:style-name="T381">stratégique</text:span><text:span text:style-name="T382">s </text:span><text:span text:style-name="T383">pour </text:span><text:span text:style-name="T384">l</text:span><text:span text:style-name="T385">'entreprise</text:span><text:span text:style-name="T298">. </text:span><text:span text:style-name="T304">Par exemple, </text:span><text:span text:style-name="T305">clôturer</text:span><text:span text:style-name="T304"> l'utilisation des certains </text:span><text:span text:style-name="T312">cellules</text:span><text:span text:style-name="T308"> </text:span><text:span text:style-name="T305">dans un réseau des </text:span><text:span text:style-name="T304">capteurs </text:span><text:span text:style-name="T306">de luminosité </text:span><text:span text:style-name="T307">a cause de la puissance </text:span><text:span text:style-name="T310">négligente</text:span><text:span text:style-name="T309"> </text:span><text:span text:style-name="T311">mesurée.</text:span><text:span text:style-name="T294"> </text:span><text:span text:style-name="T349">Dans ce cas il </text:span><text:span text:style-name="T350">est possible d'analyser les données </text:span><text:span text:style-name="T352">manuellement</text:span><text:span text:style-name="T350"> : il suffit juste </text:span><text:span text:style-name="T351">d’analyser</text:span><text:span text:style-name="T350"> toutes les </text:span><text:span text:style-name="T352">relevés.</text:span><text:span text:style-name="T349"> </text:span><text:span text:style-name="T353">Aussi,</text:span><text:span text:style-name="T313"> un module d'analyse des données peu</text:span><text:span text:style-name="T315">t</text:span><text:span text:style-name="T313"> faire une partie d'un produit final. </text:span><text:span text:style-name="T314">Par exemple </text:span><text:span text:style-name="T208">la détection </text:span><text:span text:style-name="T209">de chute de rythme cardiaque </text:span><text:span text:style-name="T210">mesurée par un montre </text:span><text:span text:style-name="T211">connectée</text:span><text:span text:style-name="T210"> </text:span><text:span text:style-name="T209">d'un patient.</text:span></text:p>
      <text:p text:style-name="P20"><text:span text:style-name="T209"><text:tab/></text:span><text:span text:style-name="T215">Si on </text:span><text:span text:style-name="T228">v</text:span><text:span text:style-name="T316">oudra</text:span><text:span text:style-name="T228"> concevoir une système</text:span><text:span text:style-name="T215"> automatisé d'analyse des données </text:span><text:span text:style-name="T229">pour l</text:span><text:span text:style-name="T216">'IoT</text:span><text:span text:style-name="T215"> </text:span><text:span text:style-name="T216">on sera face </text:span><text:span text:style-name="T227">aux trois problèmes </text:span><text:span text:style-name="T317">les plus </text:span><text:span text:style-name="T332">pertinentes</text:span><text:span text:style-name="T216">: </text:span><text:span text:style-name="T212"><text:s/></text:span><text:span text:style-name="T331">volume</text:span><text:span text:style-name="T212">, </text:span><text:span text:style-name="T226">approche</text:span><text:span text:style-name="T213">, </text:span><text:span text:style-name="T214">et </text:span><text:span text:style-name="T225">l'hétérogénéité</text:span><text:span text:style-name="T217"> des </text:span><text:span text:style-name="T333">types de stockage</text:span><text:span text:style-name="T217"> et formats</text:span><text:span text:style-name="T214">. </text:span><text:span text:style-name="T218">Vue la quantité </text:span><text:soft-page-break/><text:span text:style-name="T219">des objets connectées et</text:span><text:span text:style-name="T221"> haute</text:span><text:span text:style-name="T219"> fréquence </text:span><text:span text:style-name="T220">des </text:span><text:span text:style-name="T221">mesures</text:span><text:span text:style-name="T220"> </text:span><text:span text:style-name="T222">effectuée, </text:span><text:span text:style-name="T223">une dimension des données acquis </text:span><text:span text:style-name="T230">peut</text:span><text:span text:style-name="T223"> être </text:span><text:span text:style-name="T318">assez</text:span><text:span text:style-name="T223"> </text:span><text:span text:style-name="T319">volumineux.</text:span><text:span text:style-name="T223"> </text:span><text:span text:style-name="T319">De se fait</text:span><text:span text:style-name="T231"> </text:span><text:span text:style-name="T319">l'IoT </text:span><text:span text:style-name="T320">se pose fortement sur </text:span><text:span text:style-name="T321">les pratiques de </text:span><text:span text:style-name="T320">Big Data </text:span><text:span text:style-name="T354">pour </text:span><text:span text:style-name="T355">la gestion </text:span><text:span text:style-name="T356">des </text:span><text:span text:style-name="T357">énormes</text:span><text:span text:style-name="T356"> massives des données</text:span><text:span text:style-name="T224">. </text:span><text:span text:style-name="T232">Une </text:span><text:span text:style-name="T358">autre point </text:span><text:span text:style-name="T322">problématique </text:span><text:span text:style-name="T359">est le choix d</text:span><text:span text:style-name="T232">'approche. <text:s/></text:span><text:span text:style-name="T360">C'</text:span><text:span text:style-name="T232">est une </text:span><text:span text:style-name="T233">question de recherche d'un algorithme le plus adaptée </text:span><text:span text:style-name="T234">pour tirer les </text:span><text:span text:style-name="T235">conclusions</text:span><text:span text:style-name="T234"> </text:span><text:span text:style-name="T237">nécessaires,</text:span><text:span text:style-name="T235"> à </text:span><text:span text:style-name="T237">partir</text:span><text:span text:style-name="T235"> d'une ensemble des </text:span><text:span text:style-name="T236">données acquis. </text:span><text:span text:style-name="T323">Il s'agit d</text:span><text:span text:style-name="T324">'un </text:span><text:span text:style-name="T325">domaine </text:span><text:span text:style-name="T326">des statistiques, </text:span><text:span text:style-name="T361">l'utilisation des </text:span><text:span text:style-name="T362">classificateurs</text:span><text:span text:style-name="T361">, </text:span><text:span text:style-name="T364">recherche des trends,</text:span><text:span text:style-name="T361"> </text:span><text:span text:style-name="T366">étude</text:span><text:span text:style-name="T365"> de </text:span><text:span text:style-name="T366">similitude</text:span><text:span text:style-name="T365"> </text:span><text:span text:style-name="T326">, et</text:span><text:span text:style-name="T327">c</text:span><text:span text:style-name="T239">. </text:span><text:span text:style-name="T362">Ces techniques sont </text:span><text:span text:style-name="T363">très</text:span><text:span text:style-name="T362"> souvent utilisé dans l'IoT </text:span><text:span text:style-name="T367">pour </text:span><text:span text:style-name="T368">but de l'exploration des données</text:span><text:span text:style-name="T362">.</text:span><text:span text:style-name="T239"> </text:span></text:p>
      <text:p text:style-name="P20"><text:span text:style-name="T238"><text:tab/></text:span><text:span text:style-name="T240">La </text:span><text:span text:style-name="T241">dernière</text:span><text:span text:style-name="T240"> </text:span><text:span text:style-name="T241">problématique, </text:span><text:span text:style-name="T244">ou si on va se mettre dans un contexte d'un outil </text:span><text:span text:style-name="T245">automatise d'analyse des données, </text:span><text:span text:style-name="T246">une </text:span><text:span text:style-name="T247">point à considér</text:span><text:span text:style-name="T248">e</text:span><text:span text:style-name="T247">r, </text:span><text:span text:style-name="T249">est</text:span><text:span text:style-name="T240"> </text:span><text:span text:style-name="T242">la </text:span><text:span text:style-name="T250">diversité</text:span><text:span text:style-name="T243"> des formats et </text:span><text:span text:style-name="T334">façons de stocker</text:span><text:span text:style-name="T243"> </text:span><text:span text:style-name="T334">l</text:span><text:span text:style-name="T243">es données. </text:span><text:span text:style-name="T251">Comme on a vu dans un chapitre </text:span><text:span text:style-name="T252">précédent</text:span><text:span text:style-name="T251">, l</text:span><text:span text:style-name="T252">e marché des objets </text:span><text:span text:style-name="T253">connectées</text:span><text:span text:style-name="T252"> </text:span><text:span text:style-name="T254">actuel </text:span><text:span text:style-name="T255">se pose sur les protocoles </text:span><text:span text:style-name="T256">commun de communication, </text:span><text:span text:style-name="T257">mais </text:span><text:span text:style-name="T258">pas jusqu’au point d'utiliser </text:span><text:span text:style-name="T369">le</text:span><text:span text:style-name="T259"> </text:span><text:span text:style-name="T260">format </text:span><text:span text:style-name="T261">des données </text:span><text:span text:style-name="T371">standard</text:span><text:span text:style-name="T261">, </text:span><text:span text:style-name="T372">c'est-à-dire </text:span><text:span text:style-name="T370">même pour toutes les</text:span><text:span text:style-name="T262"> type</text:span><text:span text:style-name="T370">s</text:span><text:span text:style-name="T262"> d</text:span><text:span text:style-name="T263">es </text:span><text:span text:style-name="T264">objets </text:span><text:span text:style-name="T265">connectées. </text:span><text:span text:style-name="T375">Pour avoir plus des examples sur l</text:span><text:span text:style-name="T376">es formats des données, cf chapitre suivante.</text:span><text:span text:style-name="T265"> </text:span><text:span text:style-name="T387">Cela se complexifié aussi par le fait que </text:span><text:span text:style-name="T388">les domaines d'utilisation d'IoT sont </text:span><text:span text:style-name="T389">très</text:span><text:span text:style-name="T388"> variées, </text:span><text:span text:style-name="T390">et pour chaque </text:span><text:span text:style-name="T391">cas d'utilisation la nature des données </text:span><text:span text:style-name="T392">métiers</text:span><text:span text:style-name="T391"> sera </text:span><text:span text:style-name="T392">complètement</text:span><text:span text:style-name="T391"> </text:span><text:span text:style-name="T392">différente.</text:span></text:p>
      <text:p text:style-name="P30"><text:span text:style-name="T266"><text:tab/></text:span><text:span text:style-name="T328">Cet heterogenite se complexifie encore plus </text:span><text:span text:style-name="T329">par l'utilisation des </text:span><text:span text:style-name="T330">différentes</text:span><text:span text:style-name="T329"> </text:span><text:span text:style-name="T335">outils de stockage : </text:span><text:span text:style-name="T336">souvent les données sont stockées dan</text:span><text:span text:style-name="T337">s </text:span><text:span text:style-name="T338">les bases des données </text:span><text:span text:style-name="T339">relationnelles</text:span><text:span text:style-name="T338"> </text:span><text:span text:style-name="T339">(comme MySQL, </text:span><text:span text:style-name="T340">Oracle</text:span><text:span text:style-name="T339">), </text:span><text:span text:style-name="T341">ou les bases des données orientées document </text:span><text:span text:style-name="T342">(</text:span><text:span text:style-name="T343">MongoDB, Couchbase</text:span><text:span text:style-name="T342">)</text:span><text:span text:style-name="T341">, qui sont </text:span><text:span text:style-name="T342">de plus en plus utilisée vu le</text:span><text:span text:style-name="T344">ur </text:span><text:span text:style-name="T345">structure des données flexible. </text:span><text:span text:style-name="T346">Rien </text:span><text:span text:style-name="T347">n’empêche</text:span><text:span text:style-name="T346"> d'utiliser les </text:span><text:span text:style-name="T347">fichiers</text:span><text:span text:style-name="T346"> texte (JSON, CSV, </text:span><text:span text:style-name="T348">ARFF</text:span><text:span text:style-name="T346">), </text:span><text:span text:style-name="T373">ou d'autres formats </text:span><text:span text:style-name="T374">rares ou </text:span><text:span text:style-name="T377">exotiques.</text:span></text:p>
      <text:h text:style-name="P37" text:outline-level="3">Séries temporelles</text:h>
      <text:p text:style-name="P17"><text:tab/><text:span text:style-name="T397">Une série temporelle, ou une série chronologique, est une suite des valeurs numériques qui évolue suivant le temps. La plupart de temps les séries temporelles sont représentées par une ensemble des associations clef-valeur avec une clef-valeur spécifique d’horodatage qu'on appel timestamp.</text:span></text:p>
      <text:p text:style-name="P17"><text:tab/><text:span text:style-name="T399">La plupart de temps les objets connectées observent l'évolution de certains grandeurs physiques au file de temps. Du coup l'utilisation des séries temporelles dans l'IoT est adapté : chaque observation est accompagnée d'un timestamp avec le temps de prise de mesure. Il faut préciser bien sûr, qu'il s'agit des domaines d'application ou l'utilisation des séries temporelles est optimale, par exemple, pour une caméra de vidéosurveillance connectée l'utilisation de ce type d'organisation des données ne sera pas vraiment adaptée et naturelle.</text:span></text:p>
      <text:p text:style-name="P17"><text:tab/><text:span text:style-name="T398">Comme il était dit dans un chapitre précédent, les formats des données et les types de stockage peuvent être différentes. Par exemple voici une même série temporelle, mais présentée par différentes stockages comme les fichiers JSON (à gauche) et CSV (à droite) :</text:span></text:p>
      <text:p text:style-name="P18"/>
      <text:p text:style-name="P18"><draw:frame draw:style-name="fr3" draw:name="Image3" text:anchor-type="paragraph" svg:x="2.948in" svg:y="0.2398in" svg:width="4.0272in" svg:height="1.6807in" draw:z-index="2"><draw:image xlink:href="Pictures/100000000000012200000079416AC89952A5D27D.png" xlink:type="simple" xlink:show="embed" xlink:actuate="onLoad"/></draw:frame></text:p>
      <text:p text:style-name="P33"><draw:frame draw:style-name="fr4" draw:name="Image2" text:anchor-type="paragraph" svg:x="0in" svg:y="0in" svg:width="2.2772in" svg:height="1.402in" draw:z-index="3"><draw:image xlink:href="Pictures/10000000000000A4000000653BA4330AAC4E5E72.png" xlink:type="simple" xlink:show="embed" xlink:actuate="onLoad"/></draw:frame><text:soft-page-break/><text:tab/>Ou on peut imaginer un cas ou les <text:span text:style-name="T404">containteurs</text:span> sont identiques, mais la structure des données et format ne sont pas les mêmes :</text:p>
      <text:p text:style-name="P19"><draw:frame draw:style-name="fr3" draw:name="Image4" text:anchor-type="paragraph" svg:x="0.2083in" svg:y="0.2811in" svg:width="2.2772in" svg:height="1.402in" draw:z-index="4"><draw:image xlink:href="Pictures/10000000000000A4000000653BA4330AAC4E5E72.png" xlink:type="simple" xlink:show="embed" xlink:actuate="onLoad"/></draw:frame><draw:frame draw:style-name="fr3" draw:name="Image5" text:anchor-type="paragraph" svg:x="2.8228in" svg:y="0.1252in" svg:width="3.152in" svg:height="1.389in" draw:z-index="5"><draw:image xlink:href="Pictures/10000000000000E30000006426E35C60B0F56E57.png" xlink:type="simple" xlink:show="embed" xlink:actuate="onLoad"/></draw:frame></text:p>
      <text:p text:style-name="P31"><text:tab/><text:span text:style-name="T400">Dans une exemple à droite on peut voir une autre problématique mineur qui se pause, et peut être rencontrée lors de gestion des séries temporelles : le format de timestamp est aussi variable. La plupart de temps le timestamp suis un format standard ISO8601, ou souvent on utilise un timestamp unix : le nombre des secondes écoulées depuis le 1er janvier 1970. Mais de temps en temps le format de temps peut être spécifique, par exemple dans un cas d'une série temporelle avec les mesures mensuelles de niveau de précipitation.</text:span></text:p>
      <text:p text:style-name="P32"><text:span text:style-name="T401"><text:tab/>La question de multitude des formats et types de stockage est importante à résoudre, si on veut concevoir un outil automatique </text:span><text:span text:style-name="T403">et generique</text:span><text:span text:style-name="T402"> d'analyse des données, car cet outil doit pouvoir accéder à plusieurs types de stockage et lire les données de structure variable.</text:span></text:p>
      <text:h text:style-name="Heading_20_1" text:outline-level="1">Chapitre 2 : Étude de <text:span text:style-name="T393">problématique</text:span></text:h>
      <text:h text:style-name="Heading_20_2" text:outline-level="2">Objectif initial</text:h>
      <text:p text:style-name="Text_20_body"><text:tab/><text:span text:style-name="T405">Des le début, l'objectif de stage est le suivante :</text:span></text:p>
      <text:p text:style-name="Text_20_body"/>
      <text:p text:style-name="P34">« <text:span text:style-name="T406">Concevoir un outil de l'exploration des relations entre les données ayant une nature différente provenant de sources différentes»</text:span></text:p>
      <text:p text:style-name="P34"/>
      <text:p text:style-name="P35"><text:tab/><text:span text:style-name="T407">Il s'agit d'un application qui sera capable de faciliter l'exploration des relations entre les données qui ont été générées par les sources différents. Par exemple, comparer l'évolution d'une mesurée horaire de la température dans une pièce avec les relevés de la température venant d'un site terminologique.</text:span></text:p>
      <text:p text:style-name="P35"><text:tab/><text:span text:style-name="T408">Une seule contrainte à suivre est que l'outil doit pouvoir travailler avec au moins </text:span><text:soft-page-break/><text:span text:style-name="T408">deux types des stockage : les bases de données MongoDB et MySQL. Bien sur le format et la structure des données n'est pas imposée. Aucune autre indice n'est pas présentée.</text:span></text:p>
      <text:p text:style-name="P36"><text:tab/><text:span text:style-name="T409">Cela revient à stagiaire de choisir les technologies les plus adoptés pour résoudre la problématique posée, définir le cahier de charges de l’application. Vue la nature generique de l'objectif, le stagiaire est amenée a explorer la problématique posée, afin de définir les frontières et specificitées nécessaires pour apporter une solution satisfesante. </text:span></text:p>
      <text:h text:style-name="Heading_20_2" text:outline-level="2">Première approche</text:h>
      <text:h text:style-name="Heading_20_2" text:outline-level="2">DC.js</text:h>
      <text:h text:style-name="P39" text:outline-level="2">Concrétisation de l'objectif</text:h>
      <text:p text:style-name="P10"/>
      <text:h text:style-name="Heading_20_1" text:outline-level="1">Chapitre 3 : Travail réalisé</text:h>
      <text:h text:style-name="Heading_20_2" text:outline-level="2">Module d’exploration</text:h>
      <text:h text:style-name="P37" text:outline-level="3">Choix technologiques</text:h>
      <text:h text:style-name="P37" text:outline-level="3"><text:span text:style-name="T394">Première</text:span> approche</text:h>
      <text:h text:style-name="P37" text:outline-level="3">Fonctionnalités réalisées</text:h>
      <text:h text:style-name="P37" text:outline-level="3">Problèmes rencontrées, futur évolutions</text:h>
      <text:h text:style-name="Heading_20_2" text:outline-level="2">Outil de visualisation</text:h>
      <text:h text:style-name="P37" text:outline-level="3">Choix technologiques</text:h>
      <text:h text:style-name="P37" text:outline-level="3">Librairies de visualisation</text:h>
      <text:h text:style-name="P37" text:outline-level="3">Fonctionnalités réalisées</text:h>
      <text:h text:style-name="P37" text:outline-level="3">Problèmes, futurs évolutions</text:h>
      <text:p text:style-name="P11"/>
      <text:h text:style-name="Heading_20_1" text:outline-level="1">Chapitre 4 : <text:span text:style-name="T395">Bilan de stage</text:span></text:h>
      <text:h text:style-name="Heading_20_1" text:outline-level="1">Bibliographie</text:h>
      <text:p text:style-name="P11"/>
      <text:p text:style-name="Text_20_body"><text:soft-page-break/></text:p>
      <text:p text:style-name="P7"/>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text-align="justify" style:justify-single-word="false" fo:hyphenation-ladder-count="no-limit"/>
      <style:text-properties style:font-name="Linux Biolinum O" fo:font-family="'Linux Biolinum O'" style:font-family-generic="system" fo:font-size="11pt" style:font-size-asian="11pt" fo:hyphenate="false"/>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fo:hyphenation-ladder-count="no-limit" text:number-lines="false" text:line-number="0"/>
      <style:text-properties fo:hyphenate="false"/>
    </style:style>
    <style:style style:name="Illustration" style:family="paragraph" style:parent-style-name="Caption" style:class="extra">
      <style:paragraph-properties fo:hyphenation-ladder-count="no-limit"/>
      <style:text-properties fo:hyphenate="false"/>
    </style:style>
    <style:style style:name="_3f__3f__3f__3f__3f__3f__3f_" style:display-name="???????" style:family="paragraph">
      <style:paragraph-properties style:line-height-at-least="0.139in" fo:hyphenation-ladder-count="no-limit" style:text-autospace="none"/>
      <style:text-properties style:font-name="Lohit Hindi" fo:font-family="'Lohit Hindi'" style:font-family-generic="system" fo:font-size="18pt" style:font-name-asian="Lohit Hindi" style:font-family-asian="'Lohit Hindi'" style:font-family-generic-asian="system" style:font-size-asian="18pt" style:font-size-complex="18pt" fo:hyphenate="false"/>
    </style:style>
    <style:style style:name="_3f__3f__3f__3f__3f__3f__20__3f__3f__20__3f__3f__3f__3f__3f__3f__3f__3f_" style:display-name="?????? ?? ????????" style:family="paragraph" style:parent-style-name="_3f__3f__3f__3f__3f__3f__3f_">
      <style:paragraph-properties fo:hyphenation-ladder-count="no-limit"/>
      <style:text-properties fo:hyphenate="false"/>
    </style:style>
    <style:style style:name="_3f__3f__3f__3f__3f__3f__20__3f__20__3f__3f__3f__3f__3f_" style:display-name="?????? ? ?????" style:family="paragraph" style:parent-style-name="_3f__3f__3f__3f__3f__3f__3f_">
      <style:paragraph-properties fo:hyphenation-ladder-count="no-limit"/>
      <style:text-properties fo:hyphenate="false"/>
    </style:style>
    <style:style style:name="_3f__3f__3f__3f__3f__3f__20__3f__3f__3f__20__3f__3f__3f__3f__3f__3f__3f_" style:display-name="?????? ??? ???????" style:family="paragraph" style:parent-style-name="_3f__3f__3f__3f__3f__3f__3f_">
      <style:paragraph-properties fo:hyphenation-ladder-count="no-limit"/>
      <style:text-properties fo:hyphenate="false"/>
    </style:style>
    <style:style style:name="_3f__3f__3f__3f__3f_" style:display-name="?????" style:family="paragraph" style:parent-style-name="_3f__3f__3f__3f__3f__3f__3f_">
      <style:paragraph-properties fo:hyphenation-ladder-count="no-limit"/>
      <style:text-properties fo:hyphenate="false"/>
    </style:style>
    <style:style style:name="_3f__3f__3f__3f__3f__3f__3f__3f__20__3f__3f__3f__3f__3f_" style:display-name="???????? ?????" style:family="paragraph" style:parent-style-name="_3f__3f__3f__3f__3f__3f__3f_">
      <style:paragraph-properties fo:hyphenation-ladder-count="no-limit"/>
      <style:text-properties fo:hyphenate="false"/>
    </style:style>
    <style:style style:name="_3f__3f__3f__3f__3f__3f__3f__3f__3f__3f__3f__3f__20__3f__3f__3f__3f__3f__3f__20__3f__3f__20__3f__3f__3f__3f__3f__3f_" style:display-name="???????????? ?????? ?? ??????" style:family="paragraph" style:parent-style-name="_3f__3f__3f__3f__3f__3f__3f_">
      <style:paragraph-properties fo:hyphenation-ladder-count="no-limit"/>
      <style:text-properties fo:hyphenate="false"/>
    </style:style>
    <style:style style:name="_3f__3f__3f__3f__3f__3f__20__3f__3f__3f__3f__3f__3f__20__3f__20__3f__3f__3f__3f__3f__3f__3f__3f_" style:display-name="?????? ?????? ? ????????" style:family="paragraph" style:parent-style-name="_3f__3f__3f__3f__3f__3f__3f_">
      <style:paragraph-properties fo:margin-left="0in" fo:margin-right="0in" fo:margin-top="0in" fo:margin-bottom="0in" loext:contextual-spacing="false" fo:hyphenation-ladder-count="no-limit" fo:text-indent="0.2362in" style:auto-text-indent="false"/>
      <style:text-properties fo:hyphenate="false"/>
    </style:style>
    <style:style style:name="_3f__3f__3f__3f__3f__3f__3f__3f__3f_" style:display-name="?????????" style:family="paragraph" style:parent-style-name="_3f__3f__3f__3f__3f__3f__3f_">
      <style:paragraph-properties fo:hyphenation-ladder-count="no-limit"/>
      <style:text-properties fo:hyphenate="false"/>
    </style:style>
    <style:style style:name="_3f__3f__3f__3f__3f__3f__3f__3f__3f__20_1" style:display-name="????????? 1" style:family="paragraph" style:parent-style-name="_3f__3f__3f__3f__3f__3f__3f_">
      <style:paragraph-properties fo:text-align="center" style:justify-single-word="false" fo:hyphenation-ladder-count="no-limit"/>
      <style:text-properties fo:hyphenate="false"/>
    </style:style>
    <style:style style:name="_3f__3f__3f__3f__3f__3f__3f__3f__3f__20_2" style:display-name="????????? 2" style:family="paragraph" style:parent-style-name="_3f__3f__3f__3f__3f__3f__3f_">
      <style:paragraph-properties fo:margin-left="0in" fo:margin-right="0.0783in" fo:margin-top="0.0398in" fo:margin-bottom="0.0398in" loext:contextual-spacing="false" fo:text-align="center" style:justify-single-word="false" fo:hyphenation-ladder-count="no-limit" fo:text-indent="0in" style:auto-text-indent="false"/>
      <style:text-properties fo:hyphenate="false"/>
    </style:style>
    <style:style style:name="WW-_3f__3f__3f__3f__3f__3f__3f__3f__3f_" style:display-name="WW-?????????"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 style:display-name="WW-????????? 1"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 style:display-name="WW-????????? 2" style:family="paragraph" style:parent-style-name="_3f__3f__3f__3f__3f__3f__3f_">
      <style:paragraph-properties fo:margin-top="0.1654in" fo:margin-bottom="0.0827in" loext:contextual-spacing="false" fo:hyphenation-ladder-count="no-limit"/>
      <style:text-properties fo:hyphenate="false"/>
    </style:style>
    <style:style style:name="_3f__3f__3f__3f__3f__3f__3f__3f__3f__20__3f__3f__3f__3f__3f_" style:display-name="????????? ?????" style:family="paragraph" style:parent-style-name="_3f__3f__3f__3f__3f__3f__3f_">
      <style:paragraph-properties fo:hyphenation-ladder-count="no-limit"/>
      <style:text-properties fo:hyphenate="false"/>
    </style:style>
    <style:style style:name="Default_7e_LT_7e_Gliederung_20_1" style:display-name="Default~LT~Gliederung 1" style:family="paragraph">
      <style:paragraph-properties fo:margin-top="0in" fo:margin-bottom="0.1965in" loext:contextual-spacing="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Gliederung_20_2" style:display-name="Default~LT~Gliederung 2" style:family="paragraph" style:parent-style-name="Default_7e_LT_7e_Gliederung_20_1">
      <style:paragraph-properties fo:margin-top="0in" fo:margin-bottom="0.1575in" loext:contextual-spacing="false" fo:hyphenation-ladder-count="no-limit"/>
      <style:text-properties fo:font-size="28pt" style:font-size-asian="28pt" style:font-size-complex="28pt" fo:hyphenate="false"/>
    </style:style>
    <style:style style:name="Default_7e_LT_7e_Gliederung_20_3" style:display-name="Default~LT~Gliederung 3" style:family="paragraph" style:parent-style-name="Default_7e_LT_7e_Gliederung_20_2">
      <style:paragraph-properties fo:margin-top="0in" fo:margin-bottom="0.1181in" loext:contextual-spacing="false" fo:hyphenation-ladder-count="no-limit"/>
      <style:text-properties fo:font-size="24pt" style:font-size-asian="24pt" style:font-size-complex="24pt" fo:hyphenate="false"/>
    </style:style>
    <style:style style:name="Default_7e_LT_7e_Gliederung_20_4" style:display-name="Default~LT~Gliederung 4" style:family="paragraph" style:parent-style-name="Default_7e_LT_7e_Gliederung_20_3">
      <style:paragraph-properties fo:margin-top="0in" fo:margin-bottom="0.0783in" loext:contextual-spacing="false" fo:hyphenation-ladder-count="no-limit"/>
      <style:text-properties fo:font-size="20pt" style:font-size-asian="20pt" style:font-size-complex="20pt" fo:hyphenate="false"/>
    </style:style>
    <style:style style:name="Default_7e_LT_7e_Gliederung_20_5" style:display-name="Default~LT~Gliederung 5" style:family="paragraph" style:parent-style-name="Default_7e_LT_7e_Gliederung_20_4">
      <style:paragraph-properties fo:margin-top="0in" fo:margin-bottom="0.0398in" loext:contextual-spacing="false" fo:hyphenation-ladder-count="no-limit"/>
      <style:text-properties fo:hyphenate="false"/>
    </style:style>
    <style:style style:name="Default_7e_LT_7e_Gliederung_20_6" style:display-name="Default~LT~Gliederung 6" style:family="paragraph" style:parent-style-name="Default_7e_LT_7e_Gliederung_20_5">
      <style:paragraph-properties fo:hyphenation-ladder-count="no-limit"/>
      <style:text-properties fo:hyphenate="false"/>
    </style:style>
    <style:style style:name="Default_7e_LT_7e_Gliederung_20_7" style:display-name="Default~LT~Gliederung 7" style:family="paragraph" style:parent-style-name="Default_7e_LT_7e_Gliederung_20_6">
      <style:paragraph-properties fo:hyphenation-ladder-count="no-limit"/>
      <style:text-properties fo:hyphenate="false"/>
    </style:style>
    <style:style style:name="Default_7e_LT_7e_Gliederung_20_8" style:display-name="Default~LT~Gliederung 8" style:family="paragraph" style:parent-style-name="Default_7e_LT_7e_Gliederung_20_7">
      <style:paragraph-properties fo:hyphenation-ladder-count="no-limit"/>
      <style:text-properties fo:hyphenate="false"/>
    </style:style>
    <style:style style:name="Default_7e_LT_7e_Gliederung_20_9" style:display-name="Default~LT~Gliederung 9" style:family="paragraph" style:parent-style-name="Default_7e_LT_7e_Gliederung_20_8">
      <style:paragraph-properties fo:hyphenation-ladder-count="no-limit"/>
      <style:text-properties fo:hyphenate="false"/>
    </style:style>
    <style:style style:name="Default_7e_LT_7e_Titel" style:display-name="Default~LT~Titel" style:family="paragraph">
      <style:paragraph-properties fo:text-align="center" style:justify-single-word="false" fo:hyphenation-ladder-count="no-limit" style:text-autospace="none"/>
      <style:text-properties style:font-name="Lohit Hindi" fo:font-family="'Lohit Hindi'" style:font-family-generic="system" fo:font-size="44pt" style:font-name-asian="Lohit Hindi" style:font-family-asian="'Lohit Hindi'" style:font-family-generic-asian="system" style:font-size-asian="44pt" style:font-size-complex="44pt" fo:hyphenate="false"/>
    </style:style>
    <style:style style:name="Default_7e_LT_7e_Untertitel" style:display-name="Default~LT~Untertitel" style:family="paragraph">
      <style:paragraph-properties fo:text-align="center" style:justify-single-word="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Notizen" style:display-name="Default~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Lohit Hindi" fo:font-family="'Lohit Hindi'" style:font-family-generic="system" fo:font-size="20pt" style:font-name-asian="Lohit Hindi" style:font-family-asian="'Lohit Hindi'" style:font-family-generic-asian="system" style:font-size-asian="20pt" style:font-size-complex="20pt" fo:hyphenate="false"/>
    </style:style>
    <style:style style:name="Default_7e_LT_7e_Hintergrundobjekte" style:display-name="Default~LT~Hintergrundobjekte" style:family="paragraph">
      <style:paragraph-properties fo:hyphenation-ladder-count="no-limit" style:text-autospace="none"/>
      <style:text-properties fo:hyphenate="false"/>
    </style:style>
    <style:style style:name="Default_7e_LT_7e_Hintergrund" style:display-name="Default~LT~Hintergrund" style:family="paragraph">
      <style:paragraph-properties fo:hyphenation-ladder-count="no-limit" style:text-autospace="none"/>
      <style:text-properties fo:hyphenate="false"/>
    </style:style>
    <style:style style:name="default" style:family="paragraph">
      <style:paragraph-properties style:line-height-at-least="0.139in" fo:hyphenation-ladder-count="no-limit" style:text-autospace="none"/>
      <style:text-properties style:font-name="DejaVu Sans" fo:font-family="'DejaVu Sans'" style:font-family-generic="swiss" style:font-pitch="variable" fo:font-size="18pt" style:font-name-asian="DejaVu Sans" style:font-family-asian="'DejaVu Sans'" style:font-family-generic-asian="swiss" style:font-pitch-asian="variable" style:font-size-asian="18pt" style:font-name-complex="DejaVu Sans" style:font-family-complex="'DejaVu Sans'" style:font-family-generic-complex="swiss" style:font-pitch-complex="variable" style:font-size-complex="18pt" fo:hyphenate="false"/>
    </style:style>
    <style:style style:name="blue1" style:family="paragraph" style:parent-style-name="default">
      <style:paragraph-properties fo:hyphenation-ladder-count="no-limit"/>
      <style:text-properties fo:hyphenate="false"/>
    </style:style>
    <style:style style:name="blue2" style:family="paragraph" style:parent-style-name="default">
      <style:paragraph-properties fo:hyphenation-ladder-count="no-limit"/>
      <style:text-properties fo:hyphenate="false"/>
    </style:style>
    <style:style style:name="blue3" style:family="paragraph" style:parent-style-name="default">
      <style:paragraph-properties fo:hyphenation-ladder-count="no-limit"/>
      <style:text-properties fo:hyphenate="false"/>
    </style:style>
    <style:style style:name="bw1" style:family="paragraph" style:parent-style-name="default">
      <style:paragraph-properties fo:hyphenation-ladder-count="no-limit"/>
      <style:text-properties fo:hyphenate="false"/>
    </style:style>
    <style:style style:name="bw2" style:family="paragraph" style:parent-style-name="default">
      <style:paragraph-properties fo:hyphenation-ladder-count="no-limit"/>
      <style:text-properties fo:hyphenate="false"/>
    </style:style>
    <style:style style:name="bw3" style:family="paragraph" style:parent-style-name="default">
      <style:paragraph-properties fo:hyphenation-ladder-count="no-limit"/>
      <style:text-properties fo:hyphenate="false"/>
    </style:style>
    <style:style style:name="orange1" style:family="paragraph" style:parent-style-name="default">
      <style:paragraph-properties fo:hyphenation-ladder-count="no-limit"/>
      <style:text-properties fo:hyphenate="false"/>
    </style:style>
    <style:style style:name="orange2" style:family="paragraph" style:parent-style-name="default">
      <style:paragraph-properties fo:hyphenation-ladder-count="no-limit"/>
      <style:text-properties fo:hyphenate="false"/>
    </style:style>
    <style:style style:name="orange3" style:family="paragraph" style:parent-style-name="default">
      <style:paragraph-properties fo:hyphenation-ladder-count="no-limit"/>
      <style:text-properties fo:hyphenate="false"/>
    </style:style>
    <style:style style:name="turquise1" style:family="paragraph" style:parent-style-name="default">
      <style:paragraph-properties fo:hyphenation-ladder-count="no-limit"/>
      <style:text-properties fo:hyphenate="false"/>
    </style:style>
    <style:style style:name="turquise2" style:family="paragraph" style:parent-style-name="default">
      <style:paragraph-properties fo:hyphenation-ladder-count="no-limit"/>
      <style:text-properties fo:hyphenate="false"/>
    </style:style>
    <style:style style:name="turquise3" style:family="paragraph" style:parent-style-name="default">
      <style:paragraph-properties fo:hyphenation-ladder-count="no-limit"/>
      <style:text-properties fo:hyphenate="false"/>
    </style:style>
    <style:style style:name="gray1" style:family="paragraph" style:parent-style-name="default">
      <style:paragraph-properties fo:hyphenation-ladder-count="no-limit"/>
      <style:text-properties fo:hyphenate="false"/>
    </style:style>
    <style:style style:name="gray2" style:family="paragraph" style:parent-style-name="default">
      <style:paragraph-properties fo:hyphenation-ladder-count="no-limit"/>
      <style:text-properties fo:hyphenate="false"/>
    </style:style>
    <style:style style:name="gray3" style:family="paragraph" style:parent-style-name="default">
      <style:paragraph-properties fo:hyphenation-ladder-count="no-limit"/>
      <style:text-properties fo:hyphenate="false"/>
    </style:style>
    <style:style style:name="sun1" style:family="paragraph" style:parent-style-name="default">
      <style:paragraph-properties fo:hyphenation-ladder-count="no-limit"/>
      <style:text-properties fo:hyphenate="false"/>
    </style:style>
    <style:style style:name="sun2" style:family="paragraph" style:parent-style-name="default">
      <style:paragraph-properties fo:hyphenation-ladder-count="no-limit"/>
      <style:text-properties fo:hyphenate="false"/>
    </style:style>
    <style:style style:name="sun3" style:family="paragraph" style:parent-style-name="default">
      <style:paragraph-properties fo:hyphenation-ladder-count="no-limit"/>
      <style:text-properties fo:hyphenate="false"/>
    </style:style>
    <style:style style:name="earth1" style:family="paragraph" style:parent-style-name="default">
      <style:paragraph-properties fo:hyphenation-ladder-count="no-limit"/>
      <style:text-properties fo:hyphenate="false"/>
    </style:style>
    <style:style style:name="earth2" style:family="paragraph" style:parent-style-name="default">
      <style:paragraph-properties fo:hyphenation-ladder-count="no-limit"/>
      <style:text-properties fo:hyphenate="false"/>
    </style:style>
    <style:style style:name="earth3" style:family="paragraph" style:parent-style-name="default">
      <style:paragraph-properties fo:hyphenation-ladder-count="no-limit"/>
      <style:text-properties fo:hyphenate="false"/>
    </style:style>
    <style:style style:name="green1" style:family="paragraph" style:parent-style-name="default">
      <style:paragraph-properties fo:hyphenation-ladder-count="no-limit"/>
      <style:text-properties fo:hyphenate="false"/>
    </style:style>
    <style:style style:name="green2" style:family="paragraph" style:parent-style-name="default">
      <style:paragraph-properties fo:hyphenation-ladder-count="no-limit"/>
      <style:text-properties fo:hyphenate="false"/>
    </style:style>
    <style:style style:name="green3" style:family="paragraph" style:parent-style-name="default">
      <style:paragraph-properties fo:hyphenation-ladder-count="no-limit"/>
      <style:text-properties fo:hyphenate="false"/>
    </style:style>
    <style:style style:name="seetang1" style:family="paragraph" style:parent-style-name="default">
      <style:paragraph-properties fo:hyphenation-ladder-count="no-limit"/>
      <style:text-properties fo:hyphenate="false"/>
    </style:style>
    <style:style style:name="seetang2" style:family="paragraph" style:parent-style-name="default">
      <style:paragraph-properties fo:hyphenation-ladder-count="no-limit"/>
      <style:text-properties fo:hyphenate="false"/>
    </style:style>
    <style:style style:name="seetang3" style:family="paragraph" style:parent-style-name="default">
      <style:paragraph-properties fo:hyphenation-ladder-count="no-limit"/>
      <style:text-properties fo:hyphenate="false"/>
    </style:style>
    <style:style style:name="lightblue1" style:family="paragraph" style:parent-style-name="default">
      <style:paragraph-properties fo:hyphenation-ladder-count="no-limit"/>
      <style:text-properties fo:hyphenate="false"/>
    </style:style>
    <style:style style:name="lightblue2" style:family="paragraph" style:parent-style-name="default">
      <style:paragraph-properties fo:hyphenation-ladder-count="no-limit"/>
      <style:text-properties fo:hyphenate="false"/>
    </style:style>
    <style:style style:name="lightblue3" style:family="paragraph" style:parent-style-name="default">
      <style:paragraph-properties fo:hyphenation-ladder-count="no-limit"/>
      <style:text-properties fo:hyphenate="false"/>
    </style:style>
    <style:style style:name="yellow1" style:family="paragraph" style:parent-style-name="default">
      <style:paragraph-properties fo:hyphenation-ladder-count="no-limit"/>
      <style:text-properties fo:hyphenate="false"/>
    </style:style>
    <style:style style:name="yellow2" style:family="paragraph" style:parent-style-name="default">
      <style:paragraph-properties fo:hyphenation-ladder-count="no-limit"/>
      <style:text-properties fo:hyphenate="false"/>
    </style:style>
    <style:style style:name="yellow3" style:family="paragraph" style:parent-style-name="default">
      <style:paragraph-properties fo:hyphenation-ladder-count="no-limit"/>
      <style:text-properties fo:hyphenate="false"/>
    </style:style>
    <style:style style:name="WW-_3f__3f__3f__3f__3f__3f__3f__3f__3f_1" style:display-name="WW-?????????1"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_3f__3f__3f__3f__3f__3f__3f__3f__3f__3f__3f__3f_" style:display-name="????????????"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_3f__3f__3f__3f__3f__3f__3f__20__3f__3f__3f__3f_" style:display-name="??????? ????" style:family="paragraph">
      <style:paragraph-properties fo:hyphenation-ladder-count="no-limit" style:text-autospace="none"/>
      <style:text-properties fo:hyphenate="false"/>
    </style:style>
    <style:style style:name="_3f__3f__3f_" style:display-name="???" style:family="paragraph">
      <style:paragraph-properties fo:hyphenation-ladder-count="no-limit" style:text-autospace="none"/>
      <style:text-properties fo:hyphenate="false"/>
    </style:style>
    <style:style style:name="_3f__3f__3f__3f__3f__3f__3f__3f__3f__3f_" style:display-name="??????????"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WW-_3f__3f__3f__3f__3f__3f__3f__3f__3f__20_11" style:display-name="WW-????????? 1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 style:display-name="WW-????????? 21" style:family="paragraph" style:parent-style-name="WW-_3f__3f__3f__3f__3f__3f__3f__3f__3f__20_1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_3f__3f__3f__3f__3f__3f__3f__3f__3f__20_3" style:display-name="????????? 3" style:family="paragraph" style:parent-style-name="WW-_3f__3f__3f__3f__3f__3f__3f__3f__3f__20_21">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_3f__3f__3f__3f__3f__3f__3f__3f__3f__20_4" style:display-name="????????? 4" style:family="paragraph" style:parent-style-name="_3f__3f__3f__3f__3f__3f__3f__3f__3f_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_3f__3f__3f__3f__3f__3f__3f__3f__3f__20_5" style:display-name="????????? 5" style:family="paragraph" style:parent-style-name="_3f__3f__3f__3f__3f__3f__3f__3f__3f_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_3f__3f__3f__3f__3f__3f__3f__3f__3f__20_6" style:display-name="????????? 6" style:family="paragraph" style:parent-style-name="_3f__3f__3f__3f__3f__3f__3f__3f__3f_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7" style:display-name="????????? 7" style:family="paragraph" style:parent-style-name="_3f__3f__3f__3f__3f__3f__3f__3f__3f_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8" style:display-name="????????? 8" style:family="paragraph" style:parent-style-name="_3f__3f__3f__3f__3f__3f__3f__3f__3f_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9" style:display-name="????????? 9" style:family="paragraph" style:parent-style-name="_3f__3f__3f__3f__3f__3f__3f__3f__3f_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1" style:display-name="lyt-blackandwhit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Gliederung_20_2" style:display-name="lyt-blackandwhite~LT~Gliederung 2" style:family="paragraph" style:parent-style-name="lyt-blackandwhit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ackandwhite_7e_LT_7e_Gliederung_20_3" style:display-name="lyt-blackandwhite~LT~Gliederung 3" style:family="paragraph" style:parent-style-name="lyt-blackandwhit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ackandwhite_7e_LT_7e_Gliederung_20_4" style:display-name="lyt-blackandwhite~LT~Gliederung 4" style:family="paragraph" style:parent-style-name="lyt-blackandwhit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ackandwhite_7e_LT_7e_Gliederung_20_5" style:display-name="lyt-blackandwhite~LT~Gliederung 5" style:family="paragraph" style:parent-style-name="lyt-blackandwhit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ackandwhite_7e_LT_7e_Gliederung_20_6" style:display-name="lyt-blackandwhite~LT~Gliederung 6" style:family="paragraph" style:parent-style-name="lyt-blackandwhit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7" style:display-name="lyt-blackandwhite~LT~Gliederung 7" style:family="paragraph" style:parent-style-name="lyt-blackandwhit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8" style:display-name="lyt-blackandwhite~LT~Gliederung 8" style:family="paragraph" style:parent-style-name="lyt-blackandwhit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9" style:display-name="lyt-blackandwhite~LT~Gliederung 9" style:family="paragraph" style:parent-style-name="lyt-blackandwhit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Titel" style:display-name="lyt-blackandwhite~LT~Titel" style:family="paragraph">
      <style:paragraph-properties fo:text-align="center" style:justify-single-word="false" fo:hyphenation-ladder-count="no-limit" style:text-autospace="none"/>
      <style:text-properties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ackandwhite_7e_LT_7e_Untertitel" style:display-name="lyt-blackandwhit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Notizen" style:display-name="lyt-blackandwhit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ackandwhite_7e_LT_7e_Hintergrundobjekte" style:display-name="lyt-blackandwhite~LT~Hintergrundobjekte" style:family="paragraph">
      <style:paragraph-properties fo:hyphenation-ladder-count="no-limit" style:text-autospace="none"/>
      <style:text-properties fo:hyphenate="false"/>
    </style:style>
    <style:style style:name="lyt-blackandwhite_7e_LT_7e_Hintergrund" style:display-name="lyt-blackandwhite~LT~Hintergrund" style:family="paragraph">
      <style:paragraph-properties fo:hyphenation-ladder-count="no-limit" style:text-autospace="none"/>
      <style:text-properties fo:hyphenate="false"/>
    </style:style>
    <style:style style:name="lyt-bluegrey_7e_LT_7e_Gliederung_20_1" style:display-name="lyt-bluegrey~LT~Gliederung 1" style:family="paragraph">
      <style:paragraph-properties fo:margin-top="0in" fo:margin-bottom="0.1965in" loext:contextual-spacing="false" fo:hyphenation-ladder-count="no-limit"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Gliederung_20_2" style:display-name="lyt-bluegrey~LT~Gliederung 2" style:family="paragraph" style:parent-style-name="lyt-bluegrey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uegrey_7e_LT_7e_Gliederung_20_3" style:display-name="lyt-bluegrey~LT~Gliederung 3" style:family="paragraph" style:parent-style-name="lyt-bluegrey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uegrey_7e_LT_7e_Gliederung_20_4" style:display-name="lyt-bluegrey~LT~Gliederung 4" style:family="paragraph" style:parent-style-name="lyt-bluegrey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uegrey_7e_LT_7e_Gliederung_20_5" style:display-name="lyt-bluegrey~LT~Gliederung 5" style:family="paragraph" style:parent-style-name="lyt-bluegrey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uegrey_7e_LT_7e_Gliederung_20_6" style:display-name="lyt-bluegrey~LT~Gliederung 6" style:family="paragraph" style:parent-style-name="lyt-bluegrey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7" style:display-name="lyt-bluegrey~LT~Gliederung 7" style:family="paragraph" style:parent-style-name="lyt-bluegrey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8" style:display-name="lyt-bluegrey~LT~Gliederung 8" style:family="paragraph" style:parent-style-name="lyt-bluegrey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9" style:display-name="lyt-bluegrey~LT~Gliederung 9" style:family="paragraph" style:parent-style-name="lyt-bluegrey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Titel" style:display-name="lyt-bluegrey~LT~Titel" style:family="paragraph">
      <style:paragraph-properties fo:text-align="center" style:justify-single-word="false" fo:hyphenation-ladder-count="no-limit" style:text-autospace="none"/>
      <style:text-properties fo:color="#ffffff"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uegrey_7e_LT_7e_Untertitel" style:display-name="lyt-bluegrey~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Notizen" style:display-name="lyt-bluegrey~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uegrey_7e_LT_7e_Hintergrundobjekte" style:display-name="lyt-bluegrey~LT~Hintergrundobjekte" style:family="paragraph">
      <style:paragraph-properties fo:hyphenation-ladder-count="no-limit" style:text-autospace="none"/>
      <style:text-properties fo:color="#ffffff" fo:hyphenate="false"/>
    </style:style>
    <style:style style:name="lyt-bluegrey_7e_LT_7e_Hintergrund" style:display-name="lyt-bluegrey~LT~Hintergrund" style:family="paragraph">
      <style:paragraph-properties fo:hyphenation-ladder-count="no-limit" style:text-autospace="none"/>
      <style:text-properties fo:hyphenate="false"/>
    </style:style>
    <style:style style:name="lyt-sunrise_7e_LT_7e_Gliederung_20_1" style:display-name="lyt-sunris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Gliederung_20_2" style:display-name="lyt-sunrise~LT~Gliederung 2" style:family="paragraph" style:parent-style-name="lyt-sunris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sunrise_7e_LT_7e_Gliederung_20_3" style:display-name="lyt-sunrise~LT~Gliederung 3" style:family="paragraph" style:parent-style-name="lyt-sunris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sunrise_7e_LT_7e_Gliederung_20_4" style:display-name="lyt-sunrise~LT~Gliederung 4" style:family="paragraph" style:parent-style-name="lyt-sunris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sunrise_7e_LT_7e_Gliederung_20_5" style:display-name="lyt-sunrise~LT~Gliederung 5" style:family="paragraph" style:parent-style-name="lyt-sunris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sunrise_7e_LT_7e_Gliederung_20_6" style:display-name="lyt-sunrise~LT~Gliederung 6" style:family="paragraph" style:parent-style-name="lyt-sunris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7" style:display-name="lyt-sunrise~LT~Gliederung 7" style:family="paragraph" style:parent-style-name="lyt-sunris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8" style:display-name="lyt-sunrise~LT~Gliederung 8" style:family="paragraph" style:parent-style-name="lyt-sunris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9" style:display-name="lyt-sunrise~LT~Gliederung 9" style:family="paragraph" style:parent-style-name="lyt-sunris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Titel" style:display-name="lyt-sunrise~LT~Titel"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sunrise_7e_LT_7e_Untertitel" style:display-name="lyt-sunris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Notizen" style:display-name="lyt-sunris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sunrise_7e_LT_7e_Hintergrundobjekte" style:display-name="lyt-sunrise~LT~Hintergrundobjekte" style:family="paragraph">
      <style:paragraph-properties fo:hyphenation-ladder-count="no-limit" style:text-autospace="none"/>
      <style:text-properties fo:hyphenate="false"/>
    </style:style>
    <style:style style:name="lyt-sunrise_7e_LT_7e_Hintergrund" style:display-name="lyt-sunrise~LT~Hintergrund" style:family="paragraph">
      <style:paragraph-properties fo:hyphenation-ladder-count="no-limit" style:text-autospace="none"/>
      <style:text-properties fo:hyphenate="false"/>
    </style:style>
    <style:style style:name="WW-_3f__3f__3f__3f__3f__3f__3f__3f__3f_12" style:display-name="WW-?????????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12" style:display-name="WW-????????? 1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12" style:display-name="WW-????????? 2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123" style:display-name="WW-?????????123"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WW-_3f__3f__3f__3f__3f__3f__3f__3f__3f__20_1123" style:display-name="WW-????????? 1123"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23" style:display-name="WW-????????? 2123" style:family="paragraph" style:parent-style-name="WW-_3f__3f__3f__3f__3f__3f__3f__3f__3f__20_1123">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margin-top="0in" fo:margin-bottom="0in" loext:contextual-spacing="false" fo:hyphenation-ladder-count="no-limit" fo:text-indent="-0.2354in" style:auto-text-indent="false" text:number-lines="false" text:line-number="0">
        <style:tab-stops/>
      </style:paragraph-properties>
      <style:text-properties fo:font-size="10pt" style:font-size-asian="10pt" style:font-size-complex="10pt" fo:hyphenate="false"/>
    </style:style>
    <style:style style:name="Title" style:family="paragraph" style:parent-style-name="Standard" style:next-style-name="Text_20_body" style:class="chapter">
      <style:paragraph-properties fo:margin-top="0.1665in" fo:margin-bottom="0.0835in" loext:contextual-spacing="false" fo:keep-with-next="always"/>
      <style:text-properties style:font-name="Arial" fo:font-family="Arial"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5.9055in" style:type="right" style:leader-style="dotted" style:leader-text="."/>
        </style:tab-stops>
      </style:paragraph-properties>
      <style:text-properties fo:hyphenate="false"/>
    </style:style>
    <style:style style:name="User_20_Index_20_Heading" style:display-name="User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2" style:display-name="Contents 2" style:family="paragraph" style:parent-style-name="Index" style:class="index">
      <style:paragraph-properties fo:margin-left="0.1965in" fo:margin-right="0in" fo:margin-top="0in" fo:margin-bottom="0in" loext:contextual-spacing="false" fo:hyphenation-ladder-count="no-limit" fo:text-indent="0in" style:auto-text-indent="false">
        <style:tab-stops>
          <style:tab-stop style:position="5.7091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3929in" fo:margin-right="0in" fo:margin-top="0in" fo:margin-bottom="0in" loext:contextual-spacing="false" fo:hyphenation-ladder-count="no-limit" fo:text-indent="0in" style:auto-text-indent="false">
        <style:tab-stops>
          <style:tab-stop style:position="4.7252in" style:type="right" style:leader-style="dotted" style:leader-text="."/>
        </style:tab-stops>
      </style:paragraph-properties>
      <style:text-properties fo:hyphenate="false"/>
    </style:style>
    <style:style style:name="Texte_20_de_20_bulles" style:display-name="Texte de bulles" style:family="paragraph" style:parent-style-name="Normal">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ne_20_numbering" style:display-name="Line numbering" style:family="text"/>
    <style:style style:name="Appel_20_note_20_de_20_bas_20_de_20_p." style:display-name="Appel note de bas de p." style:family="text" style:parent-style-name="Police_20_par_20_défaut">
      <style:text-properties style:text-position="super 67%"/>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OOoComputerCode" style:family="text">
      <style:text-properties fo:color="#000000" style:font-name="Courier New" fo:font-family="'Courier New'" style:font-family-generic="modern" style:font-pitch="fixed"/>
    </style:style>
    <style:style style:name="_5f_OOoComputerBase" style:display-name="_OOoComputerBase" style:family="text" style:parent-style-name="OOoComputerCode">
      <style:text-properties fo:color="#000000" style:font-name="Courier New" fo:font-family="'Courier New'" style:font-family-generic="modern" style:font-pitch="fixed"/>
    </style:style>
    <style:style style:name="_5f_OOoComputerKeyWord" style:display-name="_OOoComputerKeyWord" style:family="text" style:parent-style-name="_5f_OOoComputerBase">
      <style:text-properties fo:color="#000080" style:font-name="Courier New" fo:font-family="'Courier New'" style:font-family-generic="modern" style:font-pitch="fixed"/>
    </style:style>
    <style:style style:name="_5f_OOoComputerIdent" style:display-name="_OOoComputerIdent" style:family="text" style:parent-style-name="_5f_OOoComputerBase">
      <style:text-properties fo:color="#008000" style:font-name="Courier New" fo:font-family="'Courier New'" style:font-family-generic="modern" style:font-pitch="fixed"/>
    </style:style>
    <style:style style:name="_5f_OOoComputerLiteral" style:display-name="_OOoComputerLiteral" style:family="text" style:parent-style-name="_5f_OOoComputerBase">
      <style:text-properties fo:color="#ff0000" style:font-name="Courier New" fo:font-family="'Courier New'" style:font-family-generic="modern" style:font-pitch="fixed"/>
    </style:style>
    <style:style style:name="_5f_OOoComputerComment" style:display-name="_OOoComputerComment" style:family="text" style:parent-style-name="_5f_OOoComputerBase">
      <style:text-properties fo:color="#4c4c4c" style:font-name="Courier New" fo:font-family="'Courier New'" style:font-family-generic="modern" style:font-pitch="fixed"/>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outline-level-style>
      <text:outline-level-style text:level="2" style:num-suffix=" " style:num-format="1">
        <style:list-level-properties text:space-before="0.2in"/>
      </text:outline-level-style>
      <text:outline-level-style text:level="3" style:num-suffix=" " style:num-format="1" text:display-levels="3">
        <style:list-level-properties text:space-before="0.4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WW_5f_OutlineListStyle" style:display-name="WW_OutlineListStyle">
      <text:list-level-style-number text:level="1" style:num-suffix=" " style:num-format="1">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5in" fo:margin-bottom="1.1811in" fo:margin-left="0.9839in" fo:margin-right="0.9839in" style:writing-mode="lr-tb" style:footnote-max-height="0in">
        <style:footnote-sep style:width="0.0071in" style:line-style="none" style:adjustment="left" style:rel-width="33%" style:color="#000000"/>
      </style:page-layout-properties>
      <style:header-style/>
      <style:footer-style>
        <style:header-footer-properties fo:min-height="0.3929in" fo:margin-left="0in" fo:margin-right="0in" fo:margin-top="0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1</text:page-number></text:p>
      </style:footer>
    </style:master-page>
    <style:master-page style:name="MP0" style:page-layout-name="Mpm2">
      <style:footer>
        <text:p text:style-name="Footer"><text:page-number text:select-page="current">0</text:page-number></text:p>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meta:creation-date>2014-05-11T18:14:00Z</meta:creation-date>
    <dc:date>2016-07-11T10:53:26.680052630</dc:date>
    <meta:print-date>2014-05-13T10:07:00Z</meta:print-date>
    <meta:editing-cycles>2267</meta:editing-cycles>
    <meta:editing-duration>P3DT19H6M11S</meta:editing-duration>
    <meta:document-statistic meta:table-count="0" meta:image-count="6" meta:object-count="0" meta:page-count="11" meta:paragraph-count="90" meta:word-count="1819" meta:character-count="12360" meta:non-whitespace-character-count="10390"/>
    <meta:template xlink:type="simple" xlink:actuate="onRequest" xlink:title="" xlink:href="../../TP2.odt/Normal.dotm"/>
  </office:meta>
</office:document-meta>
</file>